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4313in" fo:margin-left="0in" table:align="left"/>
    </style:style>
    <style:style style:name="Table1.A" style:family="table-column">
      <style:table-column-properties style:column-width="1.6847in"/>
    </style:style>
    <style:style style:name="Table1.B" style:family="table-column">
      <style:table-column-properties style:column-width="1.9153in"/>
    </style:style>
    <style:style style:name="Table1.C" style:family="table-column">
      <style:table-column-properties style:column-width="0.0861in"/>
    </style:style>
    <style:style style:name="Table1.D" style:family="table-column">
      <style:table-column-properties style:column-width="1.5597in"/>
    </style:style>
    <style:style style:name="Table1.E" style:family="table-column">
      <style:table-column-properties style:column-width="2.1854in"/>
    </style:style>
    <style:style style:name="Table1.1" style:family="table-row">
      <style:table-row-properties style:min-row-height="1.059in"/>
    </style:style>
    <style:style style:name="Table1.A1" style:family="table-cell">
      <style:table-cell-properties style:vertical-align="middle" fo:background-color="#e6f4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6f4ff" fo:padding="0.0382in" fo:border="0.05pt solid #000000">
        <style:background-image/>
      </style:table-cell-properties>
    </style:style>
    <style:style style:name="Table1.2" style:family="table-row">
      <style:table-row-properties style:min-row-height="0.3757in"/>
    </style:style>
    <style:style style:name="Table1.A2" style:family="table-cell">
      <style:table-cell-properties style:vertical-align="middle" fo:background-color="#afd9e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0646in"/>
    </style:style>
    <style:style style:name="Table1.A3" style:family="table-cell">
      <style:table-cell-properties fo:background-color="#b6cbf8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4" style:family="table-row">
      <style:table-row-properties style:min-row-height="0.2285in"/>
    </style:style>
    <style:style style:name="Table1.A4" style:family="table-cell">
      <style:table-cell-properties fo:background-color="#f2f1ff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5" style:family="table-row">
      <style:table-row-properties style:min-row-height="0.1986in"/>
    </style:style>
    <style:style style:name="Table1.A5" style:family="table-cell">
      <style:table-cell-properties fo:background-color="#f2f1ff" fo:padding="0.0382in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#f2f1ff" fo:padding="0.0382in" fo:border-left="none" fo:border-right="0.05pt solid #000000" fo:border-top="none" fo:border-bottom="0.05pt solid #000000">
        <style:background-image/>
      </style:table-cell-properties>
    </style:style>
    <style:style style:name="Table1.D5" style:family="table-cell">
      <style:table-cell-properties fo:background-color="#f2f1ff" fo:padding="0.0382in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f2f1ff" fo:padding="0.0382in" fo:border-left="none" fo:border-right="0.05pt solid #000000" fo:border-top="none" fo:border-bottom="0.05pt solid #000000">
        <style:background-image/>
      </style:table-cell-properties>
    </style:style>
    <style:style style:name="Table1.6" style:family="table-row">
      <style:table-row-properties style:min-row-height="0.0993in"/>
    </style:style>
    <style:style style:name="Table1.A6" style:family="table-cell">
      <style:table-cell-properties fo:background-color="#ecfaf1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7" style:family="table-row">
      <style:table-row-properties style:min-row-height="0.0493in"/>
    </style:style>
    <style:style style:name="Table1.A7" style:family="table-cell">
      <style:table-cell-properties fo:background-color="#ecfaf1" fo:padding="0.0382in" fo:border-left="0.05pt solid #000000" fo:border-right="none" fo:border-top="none" fo:border-bottom="none">
        <style:background-image/>
      </style:table-cell-properties>
    </style:style>
    <style:style style:name="Table1.B7" style:family="table-cell">
      <style:table-cell-properties fo:background-color="#ecfaf1" fo:padding="0.0382in" fo:border-left="none" fo:border-right="0.05pt solid #000000" fo:border-top="none" fo:border-bottom="none">
        <style:background-image/>
      </style:table-cell-properties>
    </style:style>
    <style:style style:name="Table1.A8" style:family="table-cell">
      <style:table-cell-properties fo:background-color="#ecfaf1" fo:padding="0.0382in" fo:border-left="0.05pt solid #000000" fo:border-right="none" fo:border-top="none" fo:border-bottom="none">
        <style:background-image/>
      </style:table-cell-properties>
    </style:style>
    <style:style style:name="Table1.B8" style:family="table-cell">
      <style:table-cell-properties fo:background-color="#ecfaf1" fo:padding="0.0382in" fo:border-left="none" fo:border-right="0.05pt solid #000000" fo:border-top="none" fo:border-bottom="none">
        <style:background-image/>
      </style:table-cell-properties>
    </style:style>
    <style:style style:name="Table1.A9" style:family="table-cell">
      <style:table-cell-properties fo:background-color="#ecfaf1" fo:padding="0.0382in" fo:border-left="0.05pt solid #000000" fo:border-right="none" fo:border-top="none" fo:border-bottom="none">
        <style:background-image/>
      </style:table-cell-properties>
    </style:style>
    <style:style style:name="Table1.B9" style:family="table-cell">
      <style:table-cell-properties fo:background-color="#ecfaf1" fo:padding="0.0382in" fo:border-left="none" fo:border-right="0.05pt solid #000000" fo:border-top="none" fo:border-bottom="none">
        <style:background-image/>
      </style:table-cell-properties>
    </style:style>
    <style:style style:name="Table1.A10" style:family="table-cell">
      <style:table-cell-properties fo:background-color="#ecfaf1" fo:padding="0.0382in" fo:border-left="0.05pt solid #000000" fo:border-right="none" fo:border-top="none" fo:border-bottom="0.05pt solid #000000">
        <style:background-image/>
      </style:table-cell-properties>
    </style:style>
    <style:style style:name="Table1.B10" style:family="table-cell">
      <style:table-cell-properties fo:background-color="#ecfaf1" fo:padding="0.0382in" fo:border-left="none" fo:border-right="0.05pt solid #000000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2ecf3" fo:padding="0.0382in" fo:border="0.05pt solid #000000">
        <style:background-image/>
      </style:table-cell-properties>
    </style:style>
    <style:style style:name="Table1.A12" style:family="table-cell">
      <style:table-cell-properties fo:background-color="#f2ecf3" fo:padding="0.0382in" fo:border-left="0.05pt solid #000000" fo:border-right="none" fo:border-top="none" fo:border-bottom="0.05pt solid #000000">
        <style:background-image/>
      </style:table-cell-properties>
    </style:style>
    <style:style style:name="Table1.B12" style:family="table-cell">
      <style:table-cell-properties fo:background-color="#f2ecf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2ecf3" fo:padding="0.0382in" fo:border-left="0.05pt solid #000000" fo:border-right="none" fo:border-top="none" fo:border-bottom="0.05pt solid #000000">
        <style:background-image/>
      </style:table-cell-properties>
    </style:style>
    <style:style style:name="Table1.B13" style:family="table-cell">
      <style:table-cell-properties fo:background-color="#f2ecf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4" style:family="table-cell">
      <style:table-cell-properties fo:background-color="#f2ecf3" fo:padding="0.0382in" fo:border-left="0.05pt solid #000000" fo:border-right="none" fo:border-top="none" fo:border-bottom="0.05pt solid #000000">
        <style:background-image/>
      </style:table-cell-properties>
    </style:style>
    <style:style style:name="Table1.B14" style:family="table-cell">
      <style:table-cell-properties fo:background-color="#f2ecf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5" style:family="table-cell">
      <style:table-cell-properties fo:background-color="#f2ecf3" fo:padding="0.0382in" fo:border-left="0.05pt solid #000000" fo:border-right="none" fo:border-top="none" fo:border-bottom="0.05pt solid #000000">
        <style:background-image/>
      </style:table-cell-properties>
    </style:style>
    <style:style style:name="Table1.B15" style:family="table-cell">
      <style:table-cell-properties fo:background-color="#f2ecf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6" style:family="table-cell">
      <style:table-cell-properties fo:background-color="#f2ecf3" fo:padding="0.0382in" fo:border-left="0.05pt solid #000000" fo:border-right="none" fo:border-top="none" fo:border-bottom="0.05pt solid #000000">
        <style:background-image/>
      </style:table-cell-properties>
    </style:style>
    <style:style style:name="Table1.B16" style:family="table-cell">
      <style:table-cell-properties fo:background-color="#f2ecf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7" style:family="table-cell">
      <style:table-cell-properties fo:background-color="#f2ecf3" fo:padding="0.0382in" fo:border-left="0.05pt solid #000000" fo:border-right="none" fo:border-top="none" fo:border-bottom="0.05pt solid #000000">
        <style:background-image/>
      </style:table-cell-properties>
    </style:style>
    <style:style style:name="Table1.B17" style:family="table-cell">
      <style:table-cell-properties fo:background-color="#f2ecf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8" style:family="table-cell">
      <style:table-cell-properties fo:background-color="#f2ecf3" fo:padding="0.0382in" fo:border-left="0.05pt solid #000000" fo:border-right="none" fo:border-top="none" fo:border-bottom="0.05pt solid #000000">
        <style:background-image/>
      </style:table-cell-properties>
    </style:style>
    <style:style style:name="Table1.B18" style:family="table-cell">
      <style:table-cell-properties fo:background-color="#f2ecf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9" style:family="table-cell">
      <style:table-cell-properties fo:background-color="#d2eeff" fo:padding="0.0382in" fo:border-left="0.05pt solid #000000" fo:border-right="0.05pt solid #000000" fo:border-top="none" fo:border-bottom="none">
        <style:background-image/>
      </style:table-cell-properties>
    </style:style>
    <style:style style:name="Table1.A20" style:family="table-cell">
      <style:table-cell-properties fo:background-color="#d2eeff" fo:padding="0.0382in" fo:border-left="0.05pt solid #000000" fo:border-right="none" fo:border-top="0.05pt solid #000000" fo:border-bottom="none">
        <style:background-image/>
      </style:table-cell-properties>
    </style:style>
    <style:style style:name="Table1.B20" style:family="table-cell">
      <style:table-cell-properties fo:background-color="#d2eeff" fo:padding="0.0382in" fo:border-left="none" fo:border-right="0.05pt solid #000000" fo:border-top="0.05pt solid #000000" fo:border-bottom="none">
        <style:background-image/>
      </style:table-cell-properties>
    </style:style>
    <style:style style:name="Table1.A21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21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22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22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23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23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24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24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25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25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26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26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27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27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28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28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29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29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30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30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31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31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32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32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33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33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34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34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35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35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36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36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37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37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38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38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39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39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40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40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41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41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42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42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43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43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44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44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45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45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46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46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47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47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48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48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49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49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50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50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51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51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52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52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53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53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54" style:family="table-cell">
      <style:table-cell-properties fo:background-color="#d2eeff" fo:padding="0.0382in" fo:border-left="0.05pt solid #000000" fo:border-right="none" fo:border-top="none" fo:border-bottom="none">
        <style:background-image/>
      </style:table-cell-properties>
    </style:style>
    <style:style style:name="Table1.B54" style:family="table-cell">
      <style:table-cell-properties fo:background-color="#d2eeff" fo:padding="0.0382in" fo:border-left="none" fo:border-right="0.05pt solid #000000" fo:border-top="none" fo:border-bottom="none">
        <style:background-image/>
      </style:table-cell-properties>
    </style:style>
    <style:style style:name="Table1.A55" style:family="table-cell">
      <style:table-cell-properties fo:background-color="#e6f4ff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A56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56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57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57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58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58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59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59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60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60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61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61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62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62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63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63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64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64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65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65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66" style:family="table-cell">
      <style:table-cell-properties fo:background-color="#e6f4ff" fo:padding="0.0382in" fo:border-left="0.05pt solid #000000" fo:border-right="none" fo:border-top="none" fo:border-bottom="0.05pt solid #000000">
        <style:background-image/>
      </style:table-cell-properties>
    </style:style>
    <style:style style:name="Table1.B66" style:family="table-cell">
      <style:table-cell-properties fo:background-color="#e6f4ff" fo:padding="0.0382in" fo:border-left="none" fo:border-right="0.05pt solid #000000" fo:border-top="none" fo:border-bottom="0.05pt solid #000000">
        <style:background-image/>
      </style:table-cell-properties>
    </style:style>
    <style:style style:name="Table1.A67" style:family="table-cell">
      <style:table-cell-properties fo:background-color="#e6f4ff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A68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68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69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69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70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70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71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71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72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72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73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73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74" style:family="table-cell">
      <style:table-cell-properties fo:background-color="#e6f4ff" fo:padding="0.0382in" fo:border-left="0.05pt solid #000000" fo:border-right="none" fo:border-top="none" fo:border-bottom="none">
        <style:background-image/>
      </style:table-cell-properties>
    </style:style>
    <style:style style:name="Table1.B74" style:family="table-cell">
      <style:table-cell-properties fo:background-color="#e6f4ff" fo:padding="0.0382in" fo:border-left="none" fo:border-right="0.05pt solid #000000" fo:border-top="none" fo:border-bottom="none">
        <style:background-image/>
      </style:table-cell-properties>
    </style:style>
    <style:style style:name="Table1.A75" style:family="table-cell">
      <style:table-cell-properties fo:background-color="#e6f4ff" fo:padding="0.0382in" fo:border-left="0.05pt solid #000000" fo:border-right="none" fo:border-top="none" fo:border-bottom="0.05pt solid #000000">
        <style:background-image/>
      </style:table-cell-properties>
    </style:style>
    <style:style style:name="Table1.B75" style:family="table-cell">
      <style:table-cell-properties fo:background-color="#e6f4ff" fo:padding="0.0382in" fo:border-left="none" fo:border-right="0.05pt solid #000000" fo:border-top="none" fo:border-bottom="0.05pt solid #000000">
        <style:background-image/>
      </style:table-cell-properties>
    </style:style>
    <style:style style:name="Table1.A76" style:family="table-cell">
      <style:table-cell-properties fo:background-color="#fbf2ec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A77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77" style:family="table-cell">
      <style:table-cell-properties style:vertical-align="middle"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78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78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79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79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80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80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81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81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82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82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83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83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84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84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85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85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86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86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87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87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88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88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89" style:family="table-cell">
      <style:table-cell-properties fo:background-color="#fbf2ec" fo:padding="0.0382in" fo:border-left="0.05pt solid #000000" fo:border-right="none" fo:border-top="none" fo:border-bottom="none">
        <style:background-image/>
      </style:table-cell-properties>
    </style:style>
    <style:style style:name="Table1.B89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Table1.A90" style:family="table-cell">
      <style:table-cell-properties fo:background-color="#fbf2ec" fo:padding="0.0382in" fo:border-left="0.05pt solid #000000" fo:border-right="none" fo:border-top="none" fo:border-bottom="0.05pt solid #000000">
        <style:background-image/>
      </style:table-cell-properties>
    </style:style>
    <style:style style:name="Table1.B90" style:family="table-cell">
      <style:table-cell-properties fo:background-color="#fbf2ec" fo:padding="0.0382in" fo:border-left="none" fo:border-right="0.05pt solid #000000" fo:border-top="none" fo:border-bottom="0.05pt solid #000000">
        <style:background-image/>
      </style:table-cell-properties>
    </style:style>
    <style:style style:name="Table1.A91" style:family="table-cell">
      <style:table-cell-properties fo:background-color="#fbf2ec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A92" style:family="table-cell">
      <style:table-cell-properties fo:background-color="#fbf2ec" fo:padding="0.0382in" fo:border-left="0.05pt solid #000000" fo:border-right="none" fo:border-top="none" fo:border-bottom="0.05pt solid #000000">
        <style:background-image/>
      </style:table-cell-properties>
    </style:style>
    <style:style style:name="Table1.B92" style:family="table-cell">
      <style:table-cell-properties fo:background-color="#fbf2ec" fo:padding="0.0382in" fo:border="none">
        <style:background-image/>
      </style:table-cell-properties>
    </style:style>
    <style:style style:name="Table1.C92" style:family="table-cell">
      <style:table-cell-properties fo:background-color="#fbf2ec" fo:padding="0.0382in" fo:border-left="none" fo:border-right="0.05pt solid #000000" fo:border-top="none" fo:border-bottom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Arial1" fo:font-size="10pt" officeooo:rsid="000d3abe" officeooo:paragraph-rsid="000e252b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0pt" officeooo:rsid="000d3abe" officeooo:paragraph-rsid="001077c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0pt" officeooo:rsid="000d3abe" officeooo:paragraph-rsid="0022b2a2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1077ca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134692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1a5089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1a56b6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1bf33e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1e6e8c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239abc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248076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0pt" officeooo:rsid="000d3abe" officeooo:paragraph-rsid="000d3abe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0pt" officeooo:rsid="000d3abe" officeooo:paragraph-rsid="000e252b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10pt" officeooo:rsid="000d3abe" officeooo:paragraph-rsid="0025cf20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0pt" officeooo:rsid="00134692" officeooo:paragraph-rsid="001a5089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0pt" fo:font-weight="bold" officeooo:rsid="000d3abe" officeooo:paragraph-rsid="000d3abe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808080" style:font-name="Arial1" fo:font-weight="bold" officeooo:rsid="000d3abe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808080" style:font-name="Arial1" officeooo:rsid="000d3abe" officeooo:paragraph-rsid="000d3abe"/>
    </style:style>
    <style:style style:name="P19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307d1a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1077ca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1a56b6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359141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364fa8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color="#333333" style:font-name="Arial1" fo:font-size="10pt" officeooo:rsid="000d3abe" officeooo:paragraph-rsid="003e48c2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Arial1" fo:font-size="10pt" officeooo:rsid="000d3abe" officeooo:paragraph-rsid="001077ca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Arial1" fo:font-size="10pt" officeooo:rsid="000d3abe" officeooo:paragraph-rsid="00359141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Arial1" fo:font-size="10pt" officeooo:rsid="000d3abe" officeooo:paragraph-rsid="0025cf20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Arial1" fo:font-size="10pt" officeooo:rsid="000d3abe" officeooo:paragraph-rsid="00364fa8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style:font-name="Arial1" fo:font-size="10pt" officeooo:rsid="000d3abe" officeooo:paragraph-rsid="003e48c2" style:font-size-asian="10pt" style:font-size-complex="10pt"/>
    </style:style>
    <style:style style:name="P30" style:family="paragraph" style:parent-style-name="Standard">
      <style:text-properties officeooo:rsid="001bf33e" officeooo:paragraph-rsid="0025cf20"/>
    </style:style>
    <style:style style:name="P31" style:family="paragraph" style:parent-style-name="Standard">
      <style:text-properties officeooo:rsid="001bf33e" officeooo:paragraph-rsid="001bf33e"/>
    </style:style>
    <style:style style:name="P32" style:family="paragraph" style:parent-style-name="Standard">
      <style:text-properties officeooo:rsid="001bf33e" officeooo:paragraph-rsid="00359141"/>
    </style:style>
    <style:style style:name="P33" style:family="paragraph" style:parent-style-name="Standard">
      <style:text-properties style:font-name="Arial1" fo:font-size="10pt" officeooo:rsid="0026f0d7" officeooo:paragraph-rsid="0026f0d7" style:font-size-asian="10pt" style:font-size-complex="10pt"/>
    </style:style>
    <style:style style:name="P34" style:family="paragraph" style:parent-style-name="Standard">
      <style:text-properties style:font-name="Arial1" fo:font-size="10pt" officeooo:rsid="001bf33e" officeooo:paragraph-rsid="001bf33e" style:font-size-asian="10pt" style:font-size-complex="10pt"/>
    </style:style>
    <style:style style:name="P35" style:family="paragraph" style:parent-style-name="Standard">
      <style:text-properties style:font-name="Arial1" fo:font-size="10pt" officeooo:rsid="001bf33e" officeooo:paragraph-rsid="0025cf20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size="10pt" fo:font-weight="bold" officeooo:rsid="001077ca" officeooo:paragraph-rsid="00369a1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1" fo:font-size="10pt" fo:font-weight="bold" officeooo:rsid="000e252b" officeooo:paragraph-rsid="00369a1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10pt" fo:font-weight="bold" officeooo:rsid="000e252b" officeooo:paragraph-rsid="003b6ef0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size="10pt" fo:font-weight="bold" officeooo:rsid="000e252b" officeooo:paragraph-rsid="0041fc3d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size="10pt" fo:font-weight="bold" officeooo:rsid="0031dd9a" officeooo:paragraph-rsid="003b8574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Arial1" fo:font-size="10pt" officeooo:rsid="000d3abe" officeooo:paragraph-rsid="00364fa8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1" fo:font-size="10pt" officeooo:rsid="000d3abe" officeooo:paragraph-rsid="00397e53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Arial1" fo:font-size="10pt" officeooo:rsid="000d3abe" officeooo:paragraph-rsid="003ec426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Arial1" fo:font-size="10pt" officeooo:rsid="00134692" officeooo:paragraph-rsid="003b8574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1" fo:font-size="12pt" fo:font-style="italic" fo:font-weight="bold" officeooo:rsid="000d3abe" officeooo:paragraph-rsid="000d3abe" style:font-size-asian="12pt" style:font-style-asian="italic" style:font-weight-asian="bold" style:font-size-complex="12pt" style:font-style-complex="italic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333333" style:font-name="Arial1" fo:font-size="10pt" officeooo:rsid="000d3abe" officeooo:paragraph-rsid="00364fa8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fo:color="#333333" style:font-name="Arial1" fo:font-size="10pt" officeooo:rsid="000d3abe" officeooo:paragraph-rsid="00403534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fo:color="#333333" style:font-name="Arial1" fo:font-size="10pt" officeooo:rsid="000d3abe" officeooo:paragraph-rsid="0041fc3d" style:font-size-asian="10pt" style:font-size-complex="10pt"/>
    </style:style>
    <style:style style:name="P4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0" style:family="paragraph">
      <loext:graphic-properties draw:fill="none"/>
      <style:paragraph-properties fo:text-align="center"/>
    </style:style>
    <style:style style:name="T1" style:family="text">
      <style:text-properties officeooo:rsid="000d3abe"/>
    </style:style>
    <style:style style:name="T2" style:family="text">
      <style:text-properties style:font-name="Arial"/>
    </style:style>
    <style:style style:name="T3" style:family="text">
      <style:text-properties style:font-name="Arial" officeooo:rsid="000e252b"/>
    </style:style>
    <style:style style:name="T4" style:family="text">
      <style:text-properties style:font-name="Arial" officeooo:rsid="000ef4cf"/>
    </style:style>
    <style:style style:name="T5" style:family="text">
      <style:text-properties style:font-name="Arial" officeooo:rsid="001077ca"/>
    </style:style>
    <style:style style:name="T6" style:family="text">
      <style:text-properties style:font-name="Arial" fo:font-size="8pt" officeooo:rsid="001077ca" style:font-size-asian="8pt" style:font-size-complex="8pt"/>
    </style:style>
    <style:style style:name="T7" style:family="text">
      <style:text-properties style:font-name="Arial" fo:font-size="8pt" officeooo:rsid="000ef4cf" style:font-size-asian="8pt" style:font-size-complex="8pt"/>
    </style:style>
    <style:style style:name="T8" style:family="text">
      <style:text-properties style:font-name="Arial" fo:font-size="8pt" officeooo:rsid="00134692" style:font-size-asian="8pt" style:font-size-complex="8pt"/>
    </style:style>
    <style:style style:name="T9" style:family="text">
      <style:text-properties style:font-name="Arial" fo:font-size="8pt" officeooo:rsid="0014b004" style:font-size-asian="8pt" style:font-size-complex="8pt"/>
    </style:style>
    <style:style style:name="T10" style:family="text">
      <style:text-properties style:font-name="Arial" fo:font-size="8pt" officeooo:rsid="00170f2d" style:font-size-asian="8pt" style:font-size-complex="8pt"/>
    </style:style>
    <style:style style:name="T11" style:family="text">
      <style:text-properties style:font-name="Arial" fo:font-size="8pt" officeooo:rsid="0018e224" style:font-size-asian="8pt" style:font-size-complex="8pt"/>
    </style:style>
    <style:style style:name="T12" style:family="text">
      <style:text-properties style:font-name="Arial" fo:font-size="8pt" officeooo:rsid="001a5089" style:font-size-asian="8pt" style:font-size-complex="8pt"/>
    </style:style>
    <style:style style:name="T13" style:family="text">
      <style:text-properties style:font-name="Arial" fo:font-size="8pt" officeooo:rsid="001a56b6" style:font-size-asian="8pt" style:font-size-complex="8pt"/>
    </style:style>
    <style:style style:name="T14" style:family="text">
      <style:text-properties style:font-name="Arial" fo:font-size="8pt" officeooo:rsid="0020a839" style:font-size-asian="8pt" style:font-size-complex="8pt"/>
    </style:style>
    <style:style style:name="T15" style:family="text">
      <style:text-properties style:font-name="Arial" fo:font-size="8pt" officeooo:rsid="0021857b" style:font-size-asian="8pt" style:font-size-complex="8pt"/>
    </style:style>
    <style:style style:name="T16" style:family="text">
      <style:text-properties style:font-name="Arial" fo:font-size="8pt" officeooo:rsid="0022b2a2" style:font-size-asian="8pt" style:font-size-complex="8pt"/>
    </style:style>
    <style:style style:name="T17" style:family="text">
      <style:text-properties style:font-name="Arial" fo:font-size="8pt" officeooo:rsid="00239abc" style:font-size-asian="8pt" style:font-size-complex="8pt"/>
    </style:style>
    <style:style style:name="T18" style:family="text">
      <style:text-properties style:font-name="Arial" fo:font-size="8pt" officeooo:rsid="00248076" style:font-size-asian="8pt" style:font-size-complex="8pt"/>
    </style:style>
    <style:style style:name="T19" style:family="text">
      <style:text-properties style:font-name="Arial" fo:font-size="8pt" officeooo:rsid="002c02b2" style:font-size-asian="8pt" style:font-size-complex="8pt"/>
    </style:style>
    <style:style style:name="T20" style:family="text">
      <style:text-properties style:font-name="Arial" fo:font-size="8pt" officeooo:rsid="002da2c0" style:font-size-asian="8pt" style:font-size-complex="8pt"/>
    </style:style>
    <style:style style:name="T21" style:family="text">
      <style:text-properties style:font-name="Arial" fo:font-size="8pt" officeooo:rsid="002e9b13" style:font-size-asian="8pt" style:font-size-complex="8pt"/>
    </style:style>
    <style:style style:name="T22" style:family="text">
      <style:text-properties style:font-name="Arial" fo:font-size="8pt" officeooo:rsid="00307d1a" style:font-size-asian="8pt" style:font-size-complex="8pt"/>
    </style:style>
    <style:style style:name="T23" style:family="text">
      <style:text-properties style:font-name="Arial" fo:font-size="8pt" officeooo:rsid="0031dd9a" style:font-size-asian="8pt" style:font-size-complex="8pt"/>
    </style:style>
    <style:style style:name="T24" style:family="text">
      <style:text-properties style:font-name="Arial" fo:font-size="8pt" officeooo:rsid="0032f680" style:font-size-asian="8pt" style:font-size-complex="8pt"/>
    </style:style>
    <style:style style:name="T25" style:family="text">
      <style:text-properties style:font-name="Arial" fo:font-size="8pt" officeooo:rsid="0034c319" style:font-size-asian="8pt" style:font-size-complex="8pt"/>
    </style:style>
    <style:style style:name="T26" style:family="text">
      <style:text-properties style:font-name="Arial" fo:font-size="8pt" officeooo:rsid="00359141" style:font-size-asian="8pt" style:font-size-complex="8pt"/>
    </style:style>
    <style:style style:name="T27" style:family="text">
      <style:text-properties style:font-name="Arial" fo:font-size="8pt" officeooo:rsid="00397e53" style:font-size-asian="8pt" style:font-size-complex="8pt"/>
    </style:style>
    <style:style style:name="T28" style:family="text">
      <style:text-properties style:font-name="Arial" fo:font-size="8pt" officeooo:rsid="003b6ef0" style:font-size-asian="8pt" style:font-size-complex="8pt"/>
    </style:style>
    <style:style style:name="T29" style:family="text">
      <style:text-properties style:font-name="Arial" fo:font-size="8pt" officeooo:rsid="003b8574" style:font-size-asian="8pt" style:font-size-complex="8pt"/>
    </style:style>
    <style:style style:name="T30" style:family="text">
      <style:text-properties style:font-name="Arial" fo:font-size="8pt" officeooo:rsid="003c9a06" style:font-size-asian="8pt" style:font-size-complex="8pt"/>
    </style:style>
    <style:style style:name="T31" style:family="text">
      <style:text-properties style:font-name="Arial" fo:font-size="8pt" officeooo:rsid="003cdb61" style:font-size-asian="8pt" style:font-size-complex="8pt"/>
    </style:style>
    <style:style style:name="T32" style:family="text">
      <style:text-properties style:font-name="Arial" fo:font-size="8pt" officeooo:rsid="003e48c2" style:font-size-asian="8pt" style:font-size-complex="8pt"/>
    </style:style>
    <style:style style:name="T33" style:family="text">
      <style:text-properties style:font-name="Arial" fo:font-size="8pt" officeooo:rsid="003ec426" style:font-size-asian="8pt" style:font-size-complex="8pt"/>
    </style:style>
    <style:style style:name="T34" style:family="text">
      <style:text-properties style:font-name="Arial" fo:font-size="8pt" officeooo:rsid="0042c8ac" style:font-size-asian="8pt" style:font-size-complex="8pt"/>
    </style:style>
    <style:style style:name="T35" style:family="text">
      <style:text-properties style:font-name="Arial" fo:font-size="8pt" officeooo:rsid="001a5089" style:font-size-asian="7pt" style:font-size-complex="8pt"/>
    </style:style>
    <style:style style:name="T36" style:family="text">
      <style:text-properties style:font-name="Arial" fo:font-size="8pt" officeooo:rsid="001e6e8c" style:font-size-asian="7pt" style:font-size-complex="8pt"/>
    </style:style>
    <style:style style:name="T37" style:family="text">
      <style:text-properties style:font-name="Arial" fo:font-size="8pt" officeooo:rsid="0020a839" style:font-size-asian="7pt" style:font-size-complex="8pt"/>
    </style:style>
    <style:style style:name="T38" style:family="text">
      <style:text-properties style:font-name="Arial" fo:font-size="8pt" officeooo:rsid="0032f680" style:font-size-asian="7pt" style:font-size-complex="8pt"/>
    </style:style>
    <style:style style:name="T39" style:family="text">
      <style:text-properties style:font-name="Arial" officeooo:rsid="00134692"/>
    </style:style>
    <style:style style:name="T40" style:family="text">
      <style:text-properties style:font-name="Arial" officeooo:rsid="0014b004"/>
    </style:style>
    <style:style style:name="T41" style:family="text">
      <style:text-properties style:font-name="Arial" fo:font-size="7pt" officeooo:rsid="00134692" style:font-size-asian="7pt" style:font-size-complex="7pt"/>
    </style:style>
    <style:style style:name="T42" style:family="text">
      <style:text-properties style:font-name="Arial" fo:font-size="7pt" officeooo:rsid="0014b004" style:font-size-asian="7pt" style:font-size-complex="7pt"/>
    </style:style>
    <style:style style:name="T43" style:family="text">
      <style:text-properties style:font-name="Arial" fo:font-size="7pt" officeooo:rsid="001a5089" style:font-size-asian="7pt" style:font-size-complex="7pt"/>
    </style:style>
    <style:style style:name="T44" style:family="text">
      <style:text-properties style:font-name="Arial" fo:font-size="7pt" officeooo:rsid="001e6e8c" style:font-size-asian="7pt" style:font-size-complex="7pt"/>
    </style:style>
    <style:style style:name="T45" style:family="text">
      <style:text-properties style:font-name="Arial" fo:font-size="7pt" officeooo:rsid="0020a839" style:font-size-asian="7pt" style:font-size-complex="7pt"/>
    </style:style>
    <style:style style:name="T46" style:family="text">
      <style:text-properties style:font-name="Arial" fo:font-size="7pt" officeooo:rsid="00239abc" style:font-size-asian="7pt" style:font-size-complex="7pt"/>
    </style:style>
    <style:style style:name="T47" style:family="text">
      <style:text-properties style:font-name="Arial" fo:font-size="7pt" officeooo:rsid="00307d1a" style:font-size-asian="7pt" style:font-size-complex="7pt"/>
    </style:style>
    <style:style style:name="T48" style:family="text">
      <style:text-properties style:font-name="Arial" fo:font-size="7pt" officeooo:rsid="001a5089" style:font-size-asian="6.09999990463257pt" style:font-size-complex="7pt"/>
    </style:style>
    <style:style style:name="T49" style:family="text">
      <style:text-properties style:font-name="Arial" fo:font-size="7pt" officeooo:rsid="003b8574" style:font-size-asian="6.09999990463257pt" style:font-size-complex="7pt"/>
    </style:style>
    <style:style style:name="T50" style:family="text">
      <style:text-properties style:font-name="Arial" officeooo:rsid="001a5089"/>
    </style:style>
    <style:style style:name="T51" style:family="text">
      <style:text-properties style:font-name="Arial" officeooo:rsid="001a56b6"/>
    </style:style>
    <style:style style:name="T52" style:family="text">
      <style:text-properties style:font-name="Arial" officeooo:rsid="001c711f"/>
    </style:style>
    <style:style style:name="T53" style:family="text">
      <style:text-properties style:font-name="Arial" officeooo:rsid="0021857b"/>
    </style:style>
    <style:style style:name="T54" style:family="text">
      <style:text-properties style:font-name="Arial" officeooo:rsid="0022b2a2"/>
    </style:style>
    <style:style style:name="T55" style:family="text">
      <style:text-properties style:font-name="Arial" fo:font-size="9pt" fo:font-weight="bold" officeooo:rsid="000e252b" style:font-size-asian="9pt" style:font-weight-asian="bold" style:font-size-complex="9pt" style:font-weight-complex="bold"/>
    </style:style>
    <style:style style:name="T56" style:family="text">
      <style:text-properties style:font-name="Arial" fo:font-size="6pt" officeooo:rsid="0022b2a2" style:font-size-asian="6pt" style:font-size-complex="6pt"/>
    </style:style>
    <style:style style:name="T57" style:family="text">
      <style:text-properties style:font-name="Arial" fo:font-size="6pt" officeooo:rsid="001077ca" style:font-size-asian="6pt" style:font-size-complex="6pt"/>
    </style:style>
    <style:style style:name="T58" style:family="text">
      <style:text-properties style:font-name="Arial" fo:font-size="6pt" officeooo:rsid="00239abc" style:font-size-asian="6pt" style:font-size-complex="6pt"/>
    </style:style>
    <style:style style:name="T59" style:family="text">
      <style:text-properties style:font-name="Arial" fo:font-size="6pt" officeooo:rsid="002da2c0" style:font-size-asian="6pt" style:font-size-complex="6pt"/>
    </style:style>
    <style:style style:name="T60" style:family="text">
      <style:text-properties style:font-name="Arial" fo:font-size="6pt" officeooo:rsid="002e1f60" style:font-size-asian="6pt" style:font-size-complex="6pt"/>
    </style:style>
    <style:style style:name="T61" style:family="text">
      <style:text-properties style:font-name="Arial" fo:font-size="6pt" officeooo:rsid="0034c319" style:font-size-asian="6pt" style:font-size-complex="6pt"/>
    </style:style>
    <style:style style:name="T62" style:family="text">
      <style:text-properties style:font-name="Arial" officeooo:rsid="00239abc"/>
    </style:style>
    <style:style style:name="T63" style:family="text">
      <style:text-properties style:font-name="Arial" fo:font-size="12pt" officeooo:rsid="001077ca" style:font-size-asian="12pt" style:font-size-complex="12pt"/>
    </style:style>
    <style:style style:name="T64" style:family="text">
      <style:text-properties style:font-name="Arial" officeooo:rsid="00248076"/>
    </style:style>
    <style:style style:name="T65" style:family="text">
      <style:text-properties style:font-name="Arial" officeooo:rsid="0025cf20"/>
    </style:style>
    <style:style style:name="T66" style:family="text">
      <style:text-properties style:font-name="Arial" officeooo:rsid="0026f0d7"/>
    </style:style>
    <style:style style:name="T67" style:family="text">
      <style:text-properties style:font-name="Arial" fo:font-weight="normal" officeooo:rsid="0022b2a2" style:font-weight-asian="normal" style:font-weight-complex="normal"/>
    </style:style>
    <style:style style:name="T68" style:family="text">
      <style:text-properties style:font-name="Arial" fo:font-weight="normal" officeooo:rsid="001077ca" style:font-weight-asian="normal" style:font-weight-complex="normal"/>
    </style:style>
    <style:style style:name="T69" style:family="text">
      <style:text-properties style:font-name="Arial" officeooo:rsid="002da2c0"/>
    </style:style>
    <style:style style:name="T70" style:family="text">
      <style:text-properties style:font-name="Arial" fo:font-size="5pt" officeooo:rsid="0022b2a2" style:font-size-asian="5pt" style:font-size-complex="5pt"/>
    </style:style>
    <style:style style:name="T71" style:family="text">
      <style:text-properties style:font-name="Arial" officeooo:rsid="00397e53"/>
    </style:style>
    <style:style style:name="T72" style:family="text">
      <style:text-properties style:font-name="Arial" officeooo:rsid="003b6ef0"/>
    </style:style>
    <style:style style:name="T73" style:family="text">
      <style:text-properties style:font-name="Arial" officeooo:rsid="003b8574"/>
    </style:style>
    <style:style style:name="T74" style:family="text">
      <style:text-properties style:font-name="Arial" officeooo:rsid="003cdb61"/>
    </style:style>
    <style:style style:name="T75" style:family="text">
      <style:text-properties style:font-name="Arial" officeooo:rsid="003e1a44"/>
    </style:style>
    <style:style style:name="T76" style:family="text">
      <style:text-properties style:font-name="Arial" officeooo:rsid="003ec426"/>
    </style:style>
    <style:style style:name="T77" style:family="text">
      <style:text-properties style:font-name="Arial" officeooo:rsid="00403534"/>
    </style:style>
    <style:style style:name="T78" style:family="text">
      <style:text-properties style:font-name="Arial" officeooo:rsid="0041fc3d"/>
    </style:style>
    <style:style style:name="T79" style:family="text">
      <style:text-properties style:font-name="Arial" officeooo:rsid="0042c8ac"/>
    </style:style>
    <style:style style:name="T80" style:family="text">
      <style:text-properties officeooo:rsid="000e252b"/>
    </style:style>
    <style:style style:name="T81" style:family="text">
      <style:text-properties fo:font-size="6pt" officeooo:rsid="0022b2a2" style:font-size-asian="6pt" style:font-size-complex="6pt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officeooo:rsid="000d3abe" style:font-weight-asian="bold" style:font-weight-complex="bold"/>
    </style:style>
    <style:style style:name="T84" style:family="text">
      <style:text-properties style:text-position="super 58%"/>
    </style:style>
    <style:style style:name="T85" style:family="text">
      <style:text-properties style:text-position="super 58%" fo:font-weight="bold" officeooo:rsid="000e252b" style:font-weight-asian="bold" style:font-weight-complex="bold"/>
    </style:style>
    <style:style style:name="T86" style:family="text">
      <style:text-properties style:text-position="super 58%" fo:font-weight="bold" officeooo:rsid="001077ca" style:font-weight-asian="bold" style:font-weight-complex="bold"/>
    </style:style>
    <style:style style:name="T87" style:family="text">
      <style:text-properties style:text-position="super 58%" style:font-name="Arial" fo:font-weight="bold" officeooo:rsid="000e252b" style:font-weight-asian="bold" style:font-weight-complex="bold"/>
    </style:style>
    <style:style style:name="T88" style:family="text">
      <style:text-properties style:text-position="super 58%" style:font-name="Arial" fo:font-size="8pt" officeooo:rsid="003e48c2" style:font-size-asian="8pt" style:font-size-complex="8pt"/>
    </style:style>
    <style:style style:name="T89" style:family="text">
      <style:text-properties style:text-position="super 58%" officeooo:rsid="000e252b"/>
    </style:style>
    <style:style style:name="T90" style:family="text">
      <style:text-properties style:text-position="super 58%" officeooo:rsid="001077ca"/>
    </style:style>
    <style:style style:name="T91" style:family="text">
      <style:text-properties style:text-position="0% 100%" style:font-name="Arial" fo:font-weight="normal" officeooo:rsid="000e252b" style:font-weight-asian="normal" style:font-weight-complex="normal"/>
    </style:style>
    <style:style style:name="T92" style:family="text">
      <style:text-properties style:text-position="0% 100%" style:font-name="Arial" fo:font-weight="normal" officeooo:rsid="0025cf20" style:font-weight-asian="normal" style:font-weight-complex="normal"/>
    </style:style>
    <style:style style:name="T93" style:family="text">
      <style:text-properties style:text-position="0% 100%" style:font-name="Arial" fo:font-weight="normal" officeooo:rsid="003e48c2" style:font-weight-asian="normal" style:font-weight-complex="normal"/>
    </style:style>
    <style:style style:name="T94" style:family="text">
      <style:text-properties fo:font-size="8pt" officeooo:rsid="0022b2a2" style:font-size-asian="8pt" style:font-size-complex="8pt"/>
    </style:style>
    <style:style style:name="T95" style:family="text">
      <style:text-properties fo:color="#333333" style:font-name="Arial" fo:font-size="8pt" style:font-size-asian="8pt" style:font-size-complex="8pt"/>
    </style:style>
    <style:style style:name="T96" style:family="text">
      <style:text-properties fo:color="#333333" style:font-name="Arial" fo:font-size="8pt" officeooo:rsid="001077ca" style:font-size-asian="8pt" style:font-size-complex="8pt"/>
    </style:style>
    <style:style style:name="T97" style:family="text">
      <style:text-properties fo:color="#333333" style:font-name="Arial" fo:font-size="8pt" officeooo:rsid="000ef4cf" style:font-size-asian="8pt" style:font-size-complex="8pt"/>
    </style:style>
    <style:style style:name="T98" style:family="text">
      <style:text-properties fo:color="#333333" style:font-name="Arial" fo:font-size="8pt" officeooo:rsid="0018e224" style:font-size-asian="8pt" style:font-size-complex="8pt"/>
    </style:style>
    <style:style style:name="T99" style:family="text">
      <style:text-properties fo:color="#333333" style:font-name="Arial" fo:font-size="8pt" officeooo:rsid="001e6e8c" style:font-size-asian="8pt" style:font-size-complex="8pt"/>
    </style:style>
    <style:style style:name="T100" style:family="text">
      <style:text-properties fo:color="#333333" style:font-name="Arial" fo:font-size="8pt" officeooo:rsid="0020a839" style:font-size-asian="8pt" style:font-size-complex="8pt"/>
    </style:style>
    <style:style style:name="T101" style:family="text">
      <style:text-properties officeooo:rsid="0021857b"/>
    </style:style>
    <style:style style:name="T102" style:family="text">
      <style:text-properties officeooo:rsid="0022b2a2"/>
    </style:style>
    <style:style style:name="T103" style:family="text">
      <style:text-properties fo:font-size="9pt" fo:font-weight="bold" officeooo:rsid="000e252b" style:font-size-asian="9pt" style:font-weight-asian="bold" style:font-size-complex="9pt" style:font-weight-complex="bold"/>
    </style:style>
    <style:style style:name="T104" style:family="text">
      <style:text-properties officeooo:rsid="00239abc"/>
    </style:style>
    <style:style style:name="T105" style:family="text">
      <style:text-properties officeooo:rsid="00248076"/>
    </style:style>
    <style:style style:name="T106" style:family="text">
      <style:text-properties officeooo:rsid="0026e7e0"/>
    </style:style>
    <style:style style:name="T107" style:family="text">
      <style:text-properties officeooo:rsid="00289656"/>
    </style:style>
    <style:style style:name="T108" style:family="text">
      <style:text-properties officeooo:rsid="0028ae84"/>
    </style:style>
    <style:style style:name="T109" style:family="text">
      <style:text-properties officeooo:rsid="002da2c0"/>
    </style:style>
    <style:style style:name="T110" style:family="text">
      <style:text-properties officeooo:rsid="002e9b13"/>
    </style:style>
    <style:style style:name="T111" style:family="text">
      <style:text-properties officeooo:rsid="00307d1a"/>
    </style:style>
    <style:style style:name="T112" style:family="text">
      <style:text-properties fo:font-size="7pt" officeooo:rsid="00307d1a" style:font-size-asian="7pt" style:font-size-complex="7pt"/>
    </style:style>
    <style:style style:name="T113" style:family="text">
      <style:text-properties style:font-name="Arial1" fo:font-size="10pt" style:font-size-asian="10pt" style:font-size-complex="10pt"/>
    </style:style>
    <style:style style:name="T114" style:family="text">
      <style:text-properties style:font-name="Arial1" fo:font-size="10pt" officeooo:rsid="0025cf20" style:font-size-asian="10pt" style:font-size-complex="10pt"/>
    </style:style>
    <style:style style:name="T115" style:family="text">
      <style:text-properties style:font-name="Arial1" fo:font-size="10pt" officeooo:rsid="001e6e8c" style:font-size-asian="10pt" style:font-size-complex="10pt"/>
    </style:style>
    <style:style style:name="T116" style:family="text">
      <style:text-properties style:font-name="Arial1" fo:font-size="10pt" officeooo:rsid="0021857b" style:font-size-asian="10pt" style:font-size-complex="10pt"/>
    </style:style>
    <style:style style:name="T117" style:family="text">
      <style:text-properties style:font-name="Arial1" fo:font-size="10pt" officeooo:rsid="00359141" style:font-size-asian="10pt" style:font-size-complex="10pt"/>
    </style:style>
    <style:style style:name="T118" style:family="text">
      <style:text-properties officeooo:rsid="00359141"/>
    </style:style>
    <style:style style:name="T119" style:family="text">
      <style:text-properties fo:color="#000000" style:text-position="0% 100%" style:font-name="Arial" fo:font-weight="normal" officeooo:rsid="0025cf20" style:font-weight-asian="normal" style:font-weight-complex="normal"/>
    </style:style>
    <style:style style:name="T120" style:family="text">
      <style:text-properties fo:color="#000000" style:text-position="0% 100%" style:font-name="Arial" fo:font-weight="normal" officeooo:rsid="00403534" style:font-weight-asian="normal" style:font-weight-complex="normal"/>
    </style:style>
    <style:style style:name="T121" style:family="text">
      <style:text-properties fo:color="#000000" style:text-position="0% 100%" style:font-name="Arial" fo:font-weight="normal" officeooo:rsid="0041fc3d" style:font-weight-asian="normal" style:font-weight-complex="normal"/>
    </style:style>
    <style:style style:name="T122" style:family="text">
      <style:text-properties officeooo:rsid="003b8574"/>
    </style:style>
    <style:style style:name="T123" style:family="text">
      <style:text-properties fo:font-style="italic" officeooo:rsid="00359141" style:font-style-asian="italic" style:font-style-complex="italic"/>
    </style:style>
    <style:style style:name="T124" style:family="text">
      <style:text-properties officeooo:rsid="003e48c2"/>
    </style:style>
    <style:style style:name="T125" style:family="text">
      <style:text-properties officeooo:rsid="003ec426"/>
    </style:style>
    <style:style style:name="T126" style:family="text">
      <style:text-properties officeooo:rsid="0041fc3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1.5181in" fo:min-width="0.020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heck Box 4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9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0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7"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8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6" form:id="control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7" form:id="control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9" form:id="control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20" form:id="control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21" form:id="control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22" form:id="control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23" form:id="control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24" form:id="control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25" form:id="control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26" form:id="control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27" form:id="control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28" form:id="control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29" form:id="control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30" form:id="control3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31" form:id="control3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32" form:id="control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33" form:id="control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34" form:id="control3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35" form:id="control3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36" form:id="control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37" form:id="control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38" form:id="control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39" form:id="control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0" form:id="control4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1" form:id="control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2" form:id="control4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3" form:id="control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4" form:id="control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5" form:id="control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6" form:id="control4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7" form:id="control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8" form:id="control4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49" form:id="control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50" form:id="control5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51" form:id="control5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52" form:id="control5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53" form:id="control5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54" form:id="control5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55" form:id="control5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56" form:id="control5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57" form:id="control5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58" form:id="control5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59" form:id="control5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60" form:id="control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61" form:id="control6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62" form:id="control6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63" form:id="control6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64" form:id="control6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65" form:id="control6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66" form:id="control6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67" form:id="control6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68" form:id="control6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69" form:id="control6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0" form:id="control7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1" form:id="control7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2" form:id="control7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3" form:id="control7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4" form:id="control7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5" form:id="control7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6" form:id="control7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7" form:id="control7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8" form:id="control7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79" form:id="control7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80" form:id="control8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81" form:id="control8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82" form:id="control8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83" form:id="control8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84" form:id="control8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85" form:id="control8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86" form:id="control8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87" form:id="control8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88" form:id="control8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89" form:id="control8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90" form:id="control9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91" form:id="control9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92" form:id="control9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93" form:id="control9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94" form:id="control9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95" form:id="control9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96" form:id="control9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97" form:id="control9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5" form:control-implementation="ooo:com.sun.star.form.component.CheckBox" xml:id="control98" form:id="control9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6" form:control-implementation="ooo:com.sun.star.form.component.CheckBox" xml:id="control99" form:id="control9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7" form:control-implementation="ooo:com.sun.star.form.component.CheckBox" xml:id="control100" form:id="control10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8" form:control-implementation="ooo:com.sun.star.form.component.CheckBox" xml:id="control101" form:id="control10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7" form:control-implementation="ooo:com.sun.star.form.component.CheckBox" xml:id="control102" form:id="control10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8" form:control-implementation="ooo:com.sun.star.form.component.CheckBox" xml:id="control103" form:id="control10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7" form:control-implementation="ooo:com.sun.star.form.component.CheckBox" xml:id="control104" form:id="control10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1" form:control-implementation="ooo:com.sun.star.form.component.CheckBox" xml:id="control105" form:id="control10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06" form:id="control10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107" form:id="control10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108" form:id="control10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109" form:id="control10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110" form:id="control1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111" form:id="control1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112" form:id="control1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3" form:control-implementation="ooo:com.sun.star.form.component.CheckBox" xml:id="control113" form:id="control1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2" form:control-implementation="ooo:com.sun.star.form.component.CheckBox" xml:id="control114" form:id="control1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4" form:control-implementation="ooo:com.sun.star.form.component.CheckBox" xml:id="control115" form:id="control1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16" form:id="control1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17" form:id="control1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18" form:id="control1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19" form:id="control1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20" form:id="control1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21" form:id="control1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22" form:id="control1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23" form:id="control1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24" form:id="control1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25" form:id="control1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26" form:id="control1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27" form:id="control1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28" form:id="control1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29" form:id="control1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30" form:id="control13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31" form:id="control13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32" form:id="control1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33" form:id="control1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34" form:id="control13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9" form:control-implementation="ooo:com.sun.star.form.component.CheckBox" xml:id="control135" form:id="control13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0" form:control-implementation="ooo:com.sun.star.form.component.CheckBox" xml:id="control136" form:id="control1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37" form:id="control1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38" form:id="control1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39" form:id="control1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40" form:id="control14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41" form:id="control1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42" form:id="control14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43" form:id="control1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44" form:id="control1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45" form:id="control1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46" form:id="control14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47" form:id="control1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48" form:id="control14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49" form:id="control1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0" form:id="control15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1" form:id="control15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2" form:id="control15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3" form:id="control15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4" form:id="control15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5" form:id="control15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6" form:id="control15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7" form:id="control15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8" form:id="control15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9" form:id="control15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60" form:id="control1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61" form:id="control16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62" form:id="control16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63" form:id="control16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64" form:id="control16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65" form:id="control16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66" form:id="control16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67" form:id="control16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68" form:id="control16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69" form:id="control16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70" form:id="control17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3" form:control-implementation="ooo:com.sun.star.form.component.CheckBox" xml:id="control171" form:id="control17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72" form:id="control17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73" form:id="control17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2" form:control-implementation="ooo:com.sun.star.form.component.CheckBox" xml:id="control174" form:id="control17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1" form:control-implementation="ooo:com.sun.star.form.component.CheckBox" xml:id="control175" form:id="control17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76" form:id="control17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77" form:id="control17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17">Logo del Hospital / Servicio</text:p>
          </table:table-cell>
          <table:covered-table-cell/>
          <table:covered-table-cell/>
          <table:table-cell table:style-name="Table1.D1" table:number-columns-spanned="2" office:value-type="string">
            <text:p text:style-name="P18">Datos del paciente</text:p>
          </table:table-cell>
          <table:covered-table-cell/>
        </table:table-row>
        <table:table-row table:style-name="Table1.2">
          <table:table-cell table:style-name="Table1.A2" table:number-columns-spanned="5" office:value-type="string">
            <text:p text:style-name="P45">Análisis clínicos – Neuroimunología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5" office:value-type="string">
            <text:p text:style-name="P12">Muestra: <text:span text:style-name="T103">S</text:span><text:span text:style-name="T80"> (s</text:span><text:span text:style-name="T2">angre</text:span><text:span text:style-name="T3">) </text:span><text:span text:style-name="T55">L</text:span><text:span text:style-name="T3"> (</text:span><text:span text:style-name="T2">LCR</text:span><text:span text:style-name="T3">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5" office:value-type="string">
            <text:p text:style-name="P16">Determinaciones Generales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1"><text:span text:style-name="T85">S</text:span> <draw:control text:anchor-type="as-char" draw:z-index="0" draw:style-name="gr1" draw:text-style-name="P49" svg:width="0.1587in" svg:height="0.1335in" draw:control="control1"/><text:span text:style-name="T2">ANA </text:span></text:p>
            <text:p text:style-name="P13"><text:span text:style-name="T85">S</text:span><text:span text:style-name="T2"> </text:span><text:span text:style-name="T2"><draw:control text:anchor-type="as-char" draw:z-index="1" draw:style-name="gr1" draw:text-style-name="P49" svg:width="0.1551in" svg:height="0.1921in" draw:control="control2"/></text:span><text:span text:style-name="T2">ANCA</text:span></text:p>
            <text:p text:style-name="P13"><text:span text:style-name="T85">S</text:span> <draw:control text:anchor-type="as-char" draw:z-index="2" draw:style-name="gr1" draw:text-style-name="P49" svg:width="0.1587in" svg:height="0.1335in" draw:control="control3"/><text:span text:style-name="T2">ENA</text:span></text:p>
          </table:table-cell>
          <table:table-cell table:style-name="Table1.B5" table:number-columns-spanned="2" office:value-type="string">
            <text:p text:style-name="P14"><text:span text:style-name="T85">S </text:span><text:span text:style-name="T87"><text:s/></text:span><text:span text:style-name="T87"><draw:control text:anchor-type="as-char" draw:z-index="95" draw:style-name="gr1" draw:text-style-name="P49" svg:width="0.1551in" svg:height="0.1921in" draw:control="control96"/></text:span><text:span text:style-name="T91">FR</text:span></text:p>
            <text:p text:style-name="P27"><text:span text:style-name="T85">S</text:span> <text:span text:style-name="T2"><draw:control text:anchor-type="as-char" draw:z-index="96" draw:style-name="gr1" draw:text-style-name="P49" svg:width="0.1587in" svg:height="0.1335in" draw:control="control97"/></text:span><text:span text:style-name="T3">ECA</text:span></text:p>
            <text:p text:style-name="P29"><text:span text:style-name="T87">S</text:span><text:span text:style-name="T92"> </text:span><text:span text:style-name="T92"><draw:control text:anchor-type="as-char" draw:z-index="166" draw:style-name="gr1" draw:text-style-name="P49" svg:width="0.1587in" svg:height="0.1335in" draw:control="control166"/></text:span><text:span text:style-name="T93">IgM, IgA, IgG</text:span></text:p>
          </table:table-cell>
          <table:covered-table-cell/>
          <table:table-cell table:style-name="Table1.D5" office:value-type="string">
            <text:p text:style-name="P28"><text:span text:style-name="T85">S</text:span> <text:span text:style-name="T2"><draw:control text:anchor-type="as-char" draw:z-index="115" draw:style-name="gr1" draw:text-style-name="P49" svg:width="0.1587in" svg:height="0.1335in" draw:control="control116"/></text:span><text:span text:style-name="T3">Complemento</text:span><text:span text:style-name="T2"> </text:span></text:p>
            <text:p text:style-name="P41"><text:span text:style-name="T87">S</text:span><text:span text:style-name="T2"> </text:span><text:span text:style-name="T2"><draw:control text:anchor-type="as-char" draw:z-index="114" draw:style-name="gr1" draw:text-style-name="P49" svg:width="0.1551in" svg:height="0.1921in" draw:control="control115"/></text:span><text:span text:style-name="T3">Crioglobulinas</text:span></text:p>
            <text:p text:style-name="P48"><text:span text:style-name="T87">S</text:span><text:span text:style-name="T91"> </text:span><text:span text:style-name="T91"><draw:control text:anchor-type="as-char" draw:z-index="171" draw:style-name="gr1" draw:text-style-name="P49" svg:width="0.1587in" svg:height="0.1335in" draw:control="control171"/></text:span><text:span text:style-name="T121">Proteinograma</text:span></text:p>
          </table:table-cell>
          <table:table-cell table:style-name="Table1.E5" office:value-type="string">
            <text:p text:style-name="P41"><text:span text:style-name="T85">S</text:span><text:span text:style-name="T2"> </text:span><text:span text:style-name="T2"><draw:control text:anchor-type="as-char" draw:z-index="113" draw:style-name="gr1" draw:text-style-name="P49" svg:width="0.1551in" svg:height="0.1921in" draw:control="control114"/></text:span><text:span text:style-name="T65">PCR</text:span></text:p>
            <text:p text:style-name="P46"><text:span text:style-name="T87">S</text:span><text:span text:style-name="T91"> </text:span><text:span text:style-name="T91"><draw:control text:anchor-type="as-char" draw:z-index="112" draw:style-name="gr1" draw:text-style-name="P49" svg:width="0.1587in" svg:height="0.1335in" draw:control="control113"/></text:span><text:span text:style-name="T119">VSG</text:span></text:p>
            <text:p text:style-name="P47"><text:span text:style-name="T120"/></text:p>
          </table:table-cell>
        </table:table-row>
        <table:table-row table:style-name="Table1.6">
          <table:table-cell table:style-name="Table1.A6" table:number-columns-spanned="5" office:value-type="string">
            <text:p text:style-name="P40"><text:span text:style-name="T89">S</text:span><text:span text:style-name="T1"> </text:span><text:span text:style-name="T1"><draw:control text:anchor-type="as-char" draw:z-index="119" draw:style-name="gr1" draw:text-style-name="P49" svg:width="0.1587in" svg:height="0.1335in" draw:control="control120"/></text:span><text:span text:style-name="T90">L</text:span><text:span text:style-name="T1"> </text:span><text:span text:style-name="T1"><draw:control text:anchor-type="as-char" draw:z-index="120" draw:style-name="gr1" draw:text-style-name="P49" svg:width="0.1587in" svg:height="0.1335in" draw:control="control121"/></text:span><text:span text:style-name="T1"> <text:s/>S</text:span>d Desmielinizantes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2"><text:span text:style-name="T85">S</text:span> <draw:control text:anchor-type="as-char" draw:z-index="97" draw:style-name="gr1" draw:text-style-name="P49" svg:width="0.1587in" svg:height="0.1335in" draw:control="control98"/><text:span text:style-name="T86">L</text:span> <draw:control text:anchor-type="as-char" draw:z-index="98" draw:style-name="gr1" draw:text-style-name="P49" svg:width="0.1587in" svg:height="0.1335in" draw:control="control99"/><text:span text:style-name="T104">AQP4</text:span><text:span text:style-name="T62"> </text:span><text:span text:style-name="T17">(Acuaporina)</text:span></text:p>
          </table:table-cell>
          <table:table-cell table:style-name="Table1.B7" table:number-columns-spanned="4" office:value-type="string">
            <text:p text:style-name="P4"><text:span text:style-name="T6">[ </text:span><text:span text:style-name="T17">NMO</text:span><text:span text:style-name="T18">SD, NMO</text:span><text:span text:style-name="T17"> de Devic</text:span><text:span text:style-name="T7"> </text:span><text:span text:style-name="T6">~</text:span><text:span text:style-name="T7"> </text:span><text:span text:style-name="T23">Adenoca &lt;5%, no para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9" office:value-type="string">
            <text:p text:style-name="P2"><text:span text:style-name="T85">S</text:span> <draw:control text:anchor-type="as-char" draw:z-index="99" draw:style-name="gr1" draw:text-style-name="P49" svg:width="0.1587in" svg:height="0.1335in" draw:control="control100"/><text:span text:style-name="T86">L</text:span> <draw:control text:anchor-type="as-char" draw:z-index="100" draw:style-name="gr1" draw:text-style-name="P49" svg:width="0.1587in" svg:height="0.1335in" draw:control="control101"/><text:span text:style-name="T104">MOG</text:span></text:p>
          </table:table-cell>
          <table:table-cell table:style-name="Table1.B9" table:number-columns-spanned="4" office:value-type="string">
            <text:p text:style-name="P4"><text:span text:style-name="T6">[ </text:span><text:span text:style-name="T23">Enf MOG</text:span><text:span text:style-name="T7"> </text:span><text:span text:style-name="T6">~</text:span><text:span text:style-name="T7"> </text:span><text:span text:style-name="T23">poco freq teratoma ovárico, no para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9" office:value-type="string">
            <text:p text:style-name="P26"><text:span text:style-name="T85">S</text:span> <draw:control text:anchor-type="as-char" draw:z-index="101" draw:style-name="gr1" draw:text-style-name="P49" svg:width="0.1587in" svg:height="0.1335in" draw:control="control102"/><text:span text:style-name="T86">L</text:span> <draw:control text:anchor-type="as-char" draw:z-index="102" draw:style-name="gr1" draw:text-style-name="P49" svg:width="0.1587in" svg:height="0.1335in" draw:control="control103"/><text:span text:style-name="T118">BOC</text:span></text:p>
          </table:table-cell>
          <table:table-cell table:style-name="Table1.B9" table:number-columns-spanned="4" office:value-type="string">
            <text:p text:style-name="P22"><text:span text:style-name="T6">[ </text:span><text:span text:style-name="T23">E</text:span><text:span text:style-name="T26">M, otros</text:span><text:span text:style-name="T7"> </text:span><text:span text:style-name="T6">~</text:span><text:span text:style-name="T7"> </text:span><text:span text:style-name="T23">no para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0" office:value-type="string">
            <text:p text:style-name="P26"><text:span text:style-name="T85">S</text:span> <draw:control text:anchor-type="as-char" draw:z-index="103" draw:style-name="gr1" draw:text-style-name="P49" svg:width="0.1587in" svg:height="0.1335in" draw:control="control104"/><text:span text:style-name="T86">L</text:span> <draw:control text:anchor-type="as-char" draw:z-index="104" draw:style-name="gr1" draw:text-style-name="P49" svg:width="0.1587in" svg:height="0.1335in" draw:control="control105"/><text:span text:style-name="T123">Id. Tibbling</text:span></text:p>
          </table:table-cell>
          <table:table-cell table:style-name="Table1.B10" table:number-columns-spanned="4" office:value-type="string">
            <text:p text:style-name="P24"><text:span text:style-name="T32">(IgG</text:span><text:span text:style-name="T88">LCR</text:span><text:span text:style-name="T32">/Albúmina</text:span><text:span text:style-name="T88">LCR</text:span><text:span text:style-name="T32">)/(IgG</text:span><text:span text:style-name="T88">SUERO</text:span><text:span text:style-name="T32">/Albúmina</text:span><text:span text:style-name="T88">SUERO</text:span><text:span text:style-name="T32">) </text:span><text:span text:style-name="T6">[ </text:span><text:span text:style-name="T23">E</text:span><text:span text:style-name="T26">M, otros</text:span><text:span text:style-name="T7"> </text:span><text:span text:style-name="T6">~</text:span><text:span text:style-name="T7"> </text:span><text:span text:style-name="T23">no para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1" table:number-columns-spanned="5" office:value-type="string">
            <text:p text:style-name="P37"><text:span text:style-name="T84">S</text:span><text:span text:style-name="T1"> </text:span><text:span text:style-name="T1"><draw:control text:anchor-type="as-char" draw:z-index="118" draw:style-name="gr1" draw:text-style-name="P49" svg:width="0.1587in" svg:height="0.1335in" draw:control="control119"/></text:span><text:span text:style-name="T1"> </text:span><text:span text:style-name="T90"><text:s/></text:span><text:span text:style-name="T1">Ac </text:span>Unión Neuromuscular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7" office:value-type="string">
            <text:p text:style-name="P41"><text:span text:style-name="T85">S</text:span> <draw:control text:anchor-type="as-char" draw:z-index="105" draw:style-name="gr1" draw:text-style-name="P49" svg:width="0.1587in" svg:height="0.1335in" draw:control="control106"/><text:span text:style-name="T4">Anti-</text:span><text:span text:style-name="T66">Mu</text:span><text:span text:style-name="T4">SK</text:span></text:p>
          </table:table-cell>
          <table:table-cell table:style-name="Table1.B17" table:number-columns-spanned="4" office:value-type="string">
            <text:p text:style-name="P23"><text:span text:style-name="T6">[ </text:span><text:span text:style-name="T7">M Gravis </text:span><text:span text:style-name="T6">~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7" office:value-type="string">
            <text:p text:style-name="P41"><text:span text:style-name="T87">S</text:span><text:span text:style-name="T4"> </text:span><text:span text:style-name="T4"><draw:control text:anchor-type="as-char" draw:z-index="106" draw:style-name="gr1" draw:text-style-name="P49" svg:width="0.1551in" svg:height="0.1921in" draw:control="control107"/></text:span><text:span text:style-name="T54">N-VGCC </text:span><text:span text:style-name="T33">(CCaVD)</text:span></text:p>
          </table:table-cell>
          <table:table-cell table:style-name="Table1.B17" table:number-columns-spanned="4" office:value-type="string">
            <text:p text:style-name="P23"><text:span text:style-name="T6">[ </text:span><text:span text:style-name="T18">EatLambert, </text:span><text:span text:style-name="T33">Sd </text:span><text:span text:style-name="T22">cerebel </text:span><text:span text:style-name="T6">~ </text:span><text:span text:style-name="T22">CPCP, no praneo</text:span><text:span text:style-name="T63"> </text:span><text:span text:style-name="T6">]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7" office:value-type="string">
            <text:p text:style-name="P43"><text:span text:style-name="T87">S</text:span><text:span text:style-name="T4"> </text:span><text:span text:style-name="T4"><draw:control text:anchor-type="as-char" draw:z-index="107" draw:style-name="gr1" draw:text-style-name="P49" svg:width="0.1551in" svg:height="0.1921in" draw:control="control108"/></text:span><text:span text:style-name="T54">PQ-VGCC </text:span><text:span text:style-name="T33">(CCaVD)</text:span></text:p>
          </table:table-cell>
          <table:table-cell table:style-name="Table1.B17" table:number-columns-spanned="4" office:value-type="string">
            <text:p text:style-name="P23"><text:span text:style-name="T6">[ </text:span><text:span text:style-name="T18">EatLambert, </text:span><text:span text:style-name="T33">Sd </text:span><text:span text:style-name="T22">cerebel </text:span><text:span text:style-name="T6">~ </text:span><text:span text:style-name="T22">CPCP, no praneo</text:span><text:span text:style-name="T63"> </text:span><text:span text:style-name="T6">]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7" office:value-type="string">
            <text:p text:style-name="P41"><text:span text:style-name="T87">S</text:span><text:span text:style-name="T4"> </text:span><text:span text:style-name="T4"><draw:control text:anchor-type="as-char" draw:z-index="108" draw:style-name="gr1" draw:text-style-name="P49" svg:width="0.1551in" svg:height="0.1921in" draw:control="control109"/></text:span><text:span text:style-name="T54">AChR-B </text:span><text:span text:style-name="T16">RAch Binding</text:span></text:p>
          </table:table-cell>
          <table:table-cell table:style-name="Table1.B17" table:number-columns-spanned="4" office:value-type="string">
            <text:p text:style-name="P23"><text:span text:style-name="T6">[ </text:span><text:span text:style-name="T7">M Gravis </text:span><text:span text:style-name="T6">~</text:span><text:span text:style-name="T7"> timoma</text:span><text:span text:style-name="T63"> </text:span><text:span text:style-name="T6">]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7" office:value-type="string">
            <text:p text:style-name="P41"><text:span text:style-name="T87">S</text:span><text:span text:style-name="T4"> </text:span><text:span text:style-name="T4"><draw:control text:anchor-type="as-char" draw:z-index="109" draw:style-name="gr1" draw:text-style-name="P49" svg:width="0.1551in" svg:height="0.1921in" draw:control="control110"/></text:span><text:span text:style-name="T54">AChR-M</text:span><text:span text:style-name="T16"> Modulating</text:span></text:p>
          </table:table-cell>
          <table:table-cell table:style-name="Table1.B17" table:number-columns-spanned="4" office:value-type="string">
            <text:p text:style-name="P23"><text:span text:style-name="T6">[ </text:span><text:span text:style-name="T7">M Gravis </text:span><text:span text:style-name="T6">~</text:span><text:span text:style-name="T7"> timoma</text:span><text:span text:style-name="T63"> </text:span><text:span text:style-name="T6">]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7" office:value-type="string">
            <text:p text:style-name="P41"><text:span text:style-name="T87">S</text:span><text:span text:style-name="T4"> </text:span><text:span text:style-name="T4"><draw:control text:anchor-type="as-char" draw:z-index="110" draw:style-name="gr1" draw:text-style-name="P49" svg:width="0.1551in" svg:height="0.1921in" draw:control="control111"/></text:span><text:span text:style-name="T54">Ganglionic AChR</text:span></text:p>
          </table:table-cell>
          <table:table-cell table:style-name="Table1.B17" table:number-columns-spanned="4" office:value-type="string">
            <text:p text:style-name="P23"><text:span text:style-name="T6">[ </text:span><text:span text:style-name="T18">Ganglionopatía autonomica </text:span><text:span text:style-name="T6">~</text:span><text:span text:style-name="T63"> </text:span><text:span text:style-name="T6">]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8" office:value-type="string">
            <text:p text:style-name="P41"><text:span text:style-name="T87">S</text:span><text:span text:style-name="T4"> </text:span><text:span text:style-name="T4"><draw:control text:anchor-type="as-char" draw:z-index="111" draw:style-name="gr1" draw:text-style-name="P49" svg:width="0.1551in" svg:height="0.1921in" draw:control="control112"/></text:span><text:span text:style-name="T54">STR</text:span><text:span text:style-name="T16"> S</text:span><text:span text:style-name="T18">triational</text:span></text:p>
          </table:table-cell>
          <table:table-cell table:style-name="Table1.B18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19" table:number-columns-spanned="5" office:value-type="string">
            <text:p text:style-name="P36"><text:span text:style-name="T89">S</text:span><text:span text:style-name="T1"> </text:span><text:span text:style-name="T1"><draw:control text:anchor-type="as-char" draw:z-index="116" draw:style-name="gr1" draw:text-style-name="P49" svg:width="0.1587in" svg:height="0.1335in" draw:control="control117"/></text:span><text:span text:style-name="T84">L</text:span><text:span text:style-name="T1"> </text:span><text:span text:style-name="T1"><draw:control text:anchor-type="as-char" draw:z-index="117" draw:style-name="gr1" draw:text-style-name="P49" svg:width="0.1587in" svg:height="0.1335in" draw:control="control118"/></text:span><text:span text:style-name="T1"> <text:s/></text:span>Anticuerpos<text:span text:style-name="T101"> Neuronales y </text:span>Onconeuron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0" office:value-type="string">
            <text:p text:style-name="P2"><text:span text:style-name="T85">S</text:span> <draw:control text:anchor-type="as-char" draw:z-index="3" draw:style-name="gr1" draw:text-style-name="P49" svg:width="0.1587in" svg:height="0.1335in" draw:control="control4"/><text:span text:style-name="T86">L</text:span> <draw:control text:anchor-type="as-char" draw:z-index="4" draw:style-name="gr1" draw:text-style-name="P49" svg:width="0.1587in" svg:height="0.1335in" draw:control="control5"/><text:span text:style-name="T5">Hu (ANNA-1)</text:span></text:p>
          </table:table-cell>
          <table:table-cell table:style-name="Table1.B20" table:number-columns-spanned="4" office:value-type="string">
            <text:p text:style-name="P4"><text:span text:style-name="T6">[ Encefalomielitis cortical, límbica, de tronco, deg cerebelar, n. sensorial</text:span><text:span text:style-name="T7"> </text:span><text:span text:style-name="T6">~</text:span><text:span text:style-name="T7"> </text:span><text:span text:style-name="T6">CPCP </text:span><text:span text:style-name="T57">(</text:span><text:span text:style-name="T59">cáncer de </text:span><text:span text:style-name="T57">pulmón </text:span><text:span text:style-name="T59">de </text:span><text:span text:style-name="T57">célula peq)</text:span><text:span text:style-name="T7"> </text:span><text:span text:style-name="T20">&gt; CPCNP (</text:span><text:span text:style-name="T59">célula no pequeña)</text:span><text:span text:style-name="T20">, neuroendocrinos, neuroblastoma, </text:span><text:span text:style-name="T33">también </text:span><text:span text:style-name="T20">no paraneo en &lt;18a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5" draw:style-name="gr1" draw:text-style-name="P49" svg:width="0.1587in" svg:height="0.1335in" draw:control="control6"/><text:span text:style-name="T86">L</text:span> <draw:control text:anchor-type="as-char" draw:z-index="6" draw:style-name="gr1" draw:text-style-name="P49" svg:width="0.1587in" svg:height="0.1335in" draw:control="control7"/><text:span text:style-name="T5">Yo (PCA-1)</text:span></text:p>
          </table:table-cell>
          <table:table-cell table:style-name="Table1.B54" table:number-columns-spanned="4" office:value-type="string">
            <text:p text:style-name="P4"><text:span text:style-name="T6">[ Deg cerebelosa</text:span><text:span text:style-name="T7"> </text:span><text:span text:style-name="T6">~</text:span><text:span text:style-name="T7"> </text:span><text:span text:style-name="T6">Mama, ovari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7" draw:style-name="gr1" draw:text-style-name="P49" svg:width="0.1587in" svg:height="0.1335in" draw:control="control8"/><text:span text:style-name="T86">L</text:span> <draw:control text:anchor-type="as-char" draw:z-index="8" draw:style-name="gr1" draw:text-style-name="P49" svg:width="0.1587in" svg:height="0.1335in" draw:control="control9"/><text:span text:style-name="T5">CV2 </text:span><text:span text:style-name="T16">(CRMP-5)</text:span></text:p>
          </table:table-cell>
          <table:table-cell table:style-name="Table1.B54" table:number-columns-spanned="4" office:value-type="string">
            <text:p text:style-name="P4"><text:span text:style-name="T6">[ Encefalomielitis, n. periférica, demencia, deg cerebel, corea, uveitis, n.óptica</text:span><text:span text:style-name="T7"> </text:span><text:span text:style-name="T6">~</text:span><text:span text:style-name="T7"> </text:span><text:span text:style-name="T6">CPCP, timoma 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9" draw:style-name="gr1" draw:text-style-name="P49" svg:width="0.1587in" svg:height="0.1335in" draw:control="control10"/><text:span text:style-name="T86">L</text:span> <draw:control text:anchor-type="as-char" draw:z-index="10" draw:style-name="gr1" draw:text-style-name="P49" svg:width="0.1587in" svg:height="0.1335in" draw:control="control11"/><text:span text:style-name="T5">Ma</text:span><text:span text:style-name="T54">1</text:span><text:span text:style-name="T67">/Ma</text:span><text:span text:style-name="T68">2</text:span><text:span text:style-name="T5"> </text:span><text:span text:style-name="T56">(AntiTa)</text:span></text:p>
          </table:table-cell>
          <table:table-cell table:style-name="Table1.B54" table:number-columns-spanned="4" office:value-type="string">
            <text:p text:style-name="P4"><text:span text:style-name="T6">[ Encefalitis límbica, de tronco, hipotálamo</text:span><text:span text:style-name="T7"> </text:span><text:span text:style-name="T6">~</text:span><text:span text:style-name="T7"> </text:span><text:span text:style-name="T6">Testículo, </text:span><text:span text:style-name="T21">pulmón de célula no pequeña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11" draw:style-name="gr1" draw:text-style-name="P49" svg:width="0.1587in" svg:height="0.1335in" draw:control="control12"/><text:span text:style-name="T86">L</text:span> <draw:control text:anchor-type="as-char" draw:z-index="12" draw:style-name="gr1" draw:text-style-name="P49" svg:width="0.1587in" svg:height="0.1335in" draw:control="control13"/><text:span text:style-name="T5">Anfifisina</text:span></text:p>
          </table:table-cell>
          <table:table-cell table:style-name="Table1.B54" table:number-columns-spanned="4" office:value-type="string">
            <text:p text:style-name="P4"><text:span text:style-name="T6">[ Sd persona rígida, encefalomielitis, </text:span><text:span text:style-name="T21">poliradiculoneuropatía, neurop sensitiva, </text:span><text:span text:style-name="T33">mielopatía</text:span><text:span text:style-name="T7"> </text:span><text:span text:style-name="T6">~</text:span><text:span text:style-name="T7"> </text:span><text:span text:style-name="T6">Mama, CPCP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13" draw:style-name="gr1" draw:text-style-name="P49" svg:width="0.1587in" svg:height="0.1335in" draw:control="control14"/><text:span text:style-name="T86">L</text:span> <draw:control text:anchor-type="as-char" draw:z-index="14" draw:style-name="gr1" draw:text-style-name="P49" svg:width="0.1587in" svg:height="0.1335in" draw:control="control15"/><text:span text:style-name="T5">Ri (ANNA-2)</text:span></text:p>
          </table:table-cell>
          <table:table-cell table:style-name="Table1.B54" table:number-columns-spanned="4" office:value-type="string">
            <text:p text:style-name="P4"><text:span text:style-name="T6">[ Deg cerebelosa, encefalitis de tronco, opsoclono</text:span><text:span text:style-name="T7"> </text:span><text:span text:style-name="T6">~</text:span><text:span text:style-name="T7"> </text:span><text:span text:style-name="T6">Mama, ovario, pulmón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15" draw:style-name="gr1" draw:text-style-name="P49" svg:width="0.1587in" svg:height="0.1335in" draw:control="control16"/><text:span text:style-name="T86">L</text:span> <draw:control text:anchor-type="as-char" draw:z-index="16" draw:style-name="gr1" draw:text-style-name="P49" svg:width="0.1587in" svg:height="0.1335in" draw:control="control17"/><text:span text:style-name="T5">T</text:span><text:span text:style-name="T69">r (delta, DNER)</text:span></text:p>
          </table:table-cell>
          <table:table-cell table:style-name="Table1.B54" table:number-columns-spanned="4" office:value-type="string">
            <text:p text:style-name="P4"><text:span text:style-name="T6">[ Deg cerebelosa</text:span><text:span text:style-name="T7"> </text:span><text:span text:style-name="T6">~</text:span><text:span text:style-name="T7"> </text:span><text:span text:style-name="T6">Hodgkin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17" draw:style-name="gr1" draw:text-style-name="P49" svg:width="0.1587in" svg:height="0.1335in" draw:control="control18"/><text:span text:style-name="T86">L</text:span> <draw:control text:anchor-type="as-char" draw:z-index="18" draw:style-name="gr1" draw:text-style-name="P49" svg:width="0.1587in" svg:height="0.1335in" draw:control="control19"/><text:span text:style-name="T104">R</text:span><text:span text:style-name="T5">ecoverina</text:span></text:p>
          </table:table-cell>
          <table:table-cell table:style-name="Table1.B54" table:number-columns-spanned="4" office:value-type="string">
            <text:p text:style-name="P4"><text:span text:style-name="T6">[ Retinopatía</text:span><text:span text:style-name="T7"> </text:span><text:span text:style-name="T6">~</text:span><text:span text:style-name="T7"> </text:span><text:span text:style-name="T6">CPCP, ginecológicos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43" draw:style-name="gr1" draw:text-style-name="P49" svg:width="0.1587in" svg:height="0.1335in" draw:control="control44"/><text:span text:style-name="T86">L</text:span> <draw:control text:anchor-type="as-char" draw:z-index="44" draw:style-name="gr1" draw:text-style-name="P49" svg:width="0.1587in" svg:height="0.1335in" draw:control="control45"/><text:span text:style-name="T53">NMDA-R</text:span></text:p>
          </table:table-cell>
          <table:table-cell table:style-name="Table1.B54" table:number-columns-spanned="4" office:value-type="string">
            <text:p text:style-name="P4"><text:span text:style-name="T6">[ </text:span><text:span text:style-name="T15">Encefalitis </text:span><text:span text:style-name="T33">atípica, Encefalitis </text:span><text:span text:style-name="T22">Anti-NMDAR</text:span><text:span text:style-name="T7"> </text:span><text:span text:style-name="T6">~</text:span><text:span text:style-name="T7"> </text:span><text:span text:style-name="T17">Teratoma testicular o ovárico, </text:span><text:span text:style-name="T22">no para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63" draw:style-name="gr1" draw:text-style-name="P49" svg:width="0.1587in" svg:height="0.1335in" draw:control="control64"/><text:span text:style-name="T86">L</text:span> <draw:control text:anchor-type="as-char" draw:z-index="64" draw:style-name="gr1" draw:text-style-name="P49" svg:width="0.1587in" svg:height="0.1335in" draw:control="control65"/><text:span text:style-name="T54">AMPA-R</text:span></text:p>
          </table:table-cell>
          <table:table-cell table:style-name="Table1.B54" table:number-columns-spanned="4" office:value-type="string">
            <text:p text:style-name="P10"><text:span text:style-name="T6">[ </text:span><text:span text:style-name="T15">Encefalitis </text:span><text:span text:style-name="T22">límbica</text:span><text:span text:style-name="T15"> </text:span><text:span text:style-name="T6">~</text:span><text:span text:style-name="T7"> </text:span><text:span text:style-name="T22">CPCP, timoma, no paraneo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65" draw:style-name="gr1" draw:text-style-name="P49" svg:width="0.1587in" svg:height="0.1335in" draw:control="control66"/><text:span text:style-name="T86">L</text:span> <draw:control text:anchor-type="as-char" draw:z-index="66" draw:style-name="gr1" draw:text-style-name="P49" svg:width="0.1587in" svg:height="0.1335in" draw:control="control67"/><text:span text:style-name="T54">GABA-A/</text:span><text:span text:style-name="T64">B</text:span><text:span text:style-name="T54">-R</text:span></text:p>
          </table:table-cell>
          <table:table-cell table:style-name="Table1.B54" table:number-columns-spanned="4" office:value-type="string">
            <text:p text:style-name="P10"><text:span text:style-name="T6">[ </text:span><text:span text:style-name="T15">Encefalitis, </text:span><text:span text:style-name="T22">Encefalitis límbica </text:span><text:span text:style-name="T6">~</text:span><text:span text:style-name="T7"> </text:span><text:span text:style-name="T22">CPCP, timoma maligno, no para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67" draw:style-name="gr1" draw:text-style-name="P49" svg:width="0.1587in" svg:height="0.1335in" draw:control="control68"/><text:span text:style-name="T86">L</text:span> <draw:control text:anchor-type="as-char" draw:z-index="68" draw:style-name="gr1" draw:text-style-name="P49" svg:width="0.1587in" svg:height="0.1335in" draw:control="control69"/><text:span text:style-name="T54">VGKC </text:span><text:span text:style-name="T33">(CKVD)</text:span></text:p>
          </table:table-cell>
          <table:table-cell table:style-name="Table1.B54" table:number-columns-spanned="4" office:value-type="string">
            <text:p text:style-name="P10"><text:span text:style-name="T6">[ </text:span><text:span text:style-name="T33">Encefalitis límbica, neuromiotonía, otros</text:span><text:span text:style-name="T7"> </text:span><text:span text:style-name="T6">~</text:span><text:span text:style-name="T7"> </text:span><text:span text:style-name="T33">Timoma, CPCP, otros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69" draw:style-name="gr1" draw:text-style-name="P49" svg:width="0.1587in" svg:height="0.1335in" draw:control="control70"/><text:span text:style-name="T86">L</text:span> <draw:control text:anchor-type="as-char" draw:z-index="70" draw:style-name="gr1" draw:text-style-name="P49" svg:width="0.1587in" svg:height="0.1335in" draw:control="control71"/><text:span text:style-name="T54">LGI-1 </text:span><text:span text:style-name="T56">(parte de VGKC)</text:span></text:p>
          </table:table-cell>
          <table:table-cell table:style-name="Table1.B54" table:number-columns-spanned="4" office:value-type="string">
            <text:p text:style-name="P10"><text:span text:style-name="T6">[ </text:span><text:span text:style-name="T15">Encefalitis </text:span><text:span text:style-name="T20">límbica</text:span><text:span text:style-name="T7"> </text:span><text:span text:style-name="T6">~ </text:span><text:span text:style-name="T22">timoma maligno, neuroendocrinos, </text:span><text:span text:style-name="T20">tambien no para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3"><text:span text:style-name="T85">S</text:span> <draw:control text:anchor-type="as-char" draw:z-index="71" draw:style-name="gr1" draw:text-style-name="P49" svg:width="0.1587in" svg:height="0.1335in" draw:control="control72"/><text:span text:style-name="T86">L</text:span> <draw:control text:anchor-type="as-char" draw:z-index="72" draw:style-name="gr1" draw:text-style-name="P49" svg:width="0.1587in" svg:height="0.1335in" draw:control="control73"/><text:span text:style-name="T54">CASPR2</text:span><text:span text:style-name="T56"> </text:span><text:span text:style-name="T60">pa</text:span><text:span text:style-name="T56">rte de </text:span><text:span text:style-name="T70">VGKC</text:span></text:p>
          </table:table-cell>
          <table:table-cell table:style-name="Table1.B54" table:number-columns-spanned="4" office:value-type="string">
            <text:p text:style-name="P10"><text:span text:style-name="T6">[ </text:span><text:span text:style-name="T18">Encefalitis</text:span><text:span text:style-name="T7"> </text:span><text:span text:style-name="T20">límbica, </text:span><text:span text:style-name="T22">Sd Morvan, neuromiotonía adquirida (Sd Isaac)</text:span><text:span text:style-name="T20"> </text:span><text:span text:style-name="T6">~ </text:span><text:span text:style-name="T22">Timoma maligno, </text:span><text:span text:style-name="T20">no para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73" draw:style-name="gr1" draw:text-style-name="P49" svg:width="0.1587in" svg:height="0.1335in" draw:control="control74"/><text:span text:style-name="T86">L</text:span> <draw:control text:anchor-type="as-char" draw:z-index="74" draw:style-name="gr1" draw:text-style-name="P49" svg:width="0.1587in" svg:height="0.1335in" draw:control="control75"/><text:span text:style-name="T62">DPPX</text:span></text:p>
          </table:table-cell>
          <table:table-cell table:style-name="Table1.B54" table:number-columns-spanned="4" office:value-type="string">
            <text:p text:style-name="P10"><text:span text:style-name="T6">[ </text:span><text:span text:style-name="T7"><text:s/></text:span><text:span text:style-name="T6">~</text:span><text:span text:style-name="T7"> <text:s/>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75" draw:style-name="gr1" draw:text-style-name="P49" svg:width="0.1587in" svg:height="0.1335in" draw:control="control76"/><text:span text:style-name="T86">L</text:span> <draw:control text:anchor-type="as-char" draw:z-index="76" draw:style-name="gr1" draw:text-style-name="P49" svg:width="0.1587in" svg:height="0.1335in" draw:control="control77"/><text:span text:style-name="T62">mGluR1</text:span></text:p>
          </table:table-cell>
          <table:table-cell table:style-name="Table1.B54" table:number-columns-spanned="4" office:value-type="string">
            <text:p text:style-name="P10"><text:span text:style-name="T6">[ </text:span><text:span text:style-name="T22">Ataxia cerebelar</text:span><text:span text:style-name="T7"> </text:span><text:span text:style-name="T6">~</text:span><text:span text:style-name="T7"> </text:span><text:span text:style-name="T22">Hematológicas, no para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93" draw:style-name="gr1" draw:text-style-name="P49" svg:width="0.1587in" svg:height="0.1335in" draw:control="control94"/><text:span text:style-name="T86">L</text:span> <draw:control text:anchor-type="as-char" draw:z-index="94" draw:style-name="gr1" draw:text-style-name="P49" svg:width="0.1587in" svg:height="0.1335in" draw:control="control95"/><text:span text:style-name="T62">mGluR</text:span><text:span text:style-name="T64">2</text:span></text:p>
          </table:table-cell>
          <table:table-cell table:style-name="Table1.B54" table:number-columns-spanned="4" office:value-type="string">
            <text:p text:style-name="P11"><text:span text:style-name="T6">[ </text:span><text:span text:style-name="T18">Encefalitis</text:span><text:span text:style-name="T7"> </text:span><text:span text:style-name="T6">~</text:span><text:span text:style-name="T7"> <text:s/>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77" draw:style-name="gr1" draw:text-style-name="P49" svg:width="0.1587in" svg:height="0.1335in" draw:control="control78"/><text:span text:style-name="T86">L</text:span> <draw:control text:anchor-type="as-char" draw:z-index="78" draw:style-name="gr1" draw:text-style-name="P49" svg:width="0.1587in" svg:height="0.1335in" draw:control="control79"/><text:span text:style-name="T62">mGluR5</text:span></text:p>
          </table:table-cell>
          <table:table-cell table:style-name="Table1.B54" table:number-columns-spanned="4" office:value-type="string">
            <text:p text:style-name="P11"><text:span text:style-name="T6">[ </text:span><text:span text:style-name="T18">Encefalitis</text:span><text:span text:style-name="T7"> </text:span><text:span text:style-name="T6">~</text:span><text:span text:style-name="T7"> </text:span><text:span text:style-name="T22">Hodgkin, no para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79" draw:style-name="gr1" draw:text-style-name="P49" svg:width="0.1587in" svg:height="0.1335in" draw:control="control80"/><text:span text:style-name="T86">L</text:span> <draw:control text:anchor-type="as-char" draw:z-index="80" draw:style-name="gr1" draw:text-style-name="P49" svg:width="0.1587in" svg:height="0.1335in" draw:control="control81"/><text:span text:style-name="T111">GlyR </text:span><text:span text:style-name="T112">(</text:span><text:span text:style-name="T46">R de Glicina</text:span><text:span text:style-name="T47">)</text:span></text:p>
          </table:table-cell>
          <table:table-cell table:style-name="Table1.B54" table:number-columns-spanned="4" office:value-type="string">
            <text:p text:style-name="P19"><text:span text:style-name="T6">[ </text:span><text:span text:style-name="T22">Encefalitis límbica, Encefalitis progresiva con rigidez y mioclono</text:span><text:span text:style-name="T7"> </text:span><text:span text:style-name="T6">~</text:span><text:span text:style-name="T7"> </text:span><text:span text:style-name="T22">timoma maligno, Ho</text:span><text:span text:style-name="T23">d</text:span><text:span text:style-name="T22">gkin, no para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54" office:value-type="string">
            <text:p text:style-name="P2"><text:span text:style-name="T85">S</text:span> <draw:control text:anchor-type="as-char" draw:z-index="81" draw:style-name="gr1" draw:text-style-name="P49" svg:width="0.1587in" svg:height="0.1335in" draw:control="control82"/><text:span text:style-name="T86">L</text:span> <draw:control text:anchor-type="as-char" draw:z-index="82" draw:style-name="gr1" draw:text-style-name="P49" svg:width="0.1587in" svg:height="0.1335in" draw:control="control83"/><text:span text:style-name="T62">D1 </text:span><text:span text:style-name="T58">(Dopamine receptor 1)</text:span></text:p>
          </table:table-cell>
          <table:table-cell table:style-name="Table1.B54" table:number-columns-spanned="4" office:value-type="string">
            <text:p text:style-name="P4"><text:span text:style-name="T6">[ </text:span><text:span text:style-name="T7"><text:s/></text:span><text:span text:style-name="T6">~</text:span><text:span text:style-name="T7"> <text:s/>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83" draw:style-name="gr1" draw:text-style-name="P49" svg:width="0.1587in" svg:height="0.1335in" draw:control="control84"/><text:span text:style-name="T86">L</text:span> <draw:control text:anchor-type="as-char" draw:z-index="84" draw:style-name="gr1" draw:text-style-name="P49" svg:width="0.1587in" svg:height="0.1335in" draw:control="control85"/><text:span text:style-name="T62">D2 </text:span><text:span text:style-name="T58">(Dopamine receptor 2)</text:span></text:p>
          </table:table-cell>
          <table:table-cell table:style-name="Table1.B54" table:number-columns-spanned="4" office:value-type="string">
            <text:p text:style-name="P4"><text:span text:style-name="T6">[ </text:span><text:span text:style-name="T7"><text:s/></text:span><text:span text:style-name="T6">~</text:span><text:span text:style-name="T7"> <text:s/>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85" draw:style-name="gr1" draw:text-style-name="P49" svg:width="0.1587in" svg:height="0.1335in" draw:control="control86"/><text:span text:style-name="T86">L</text:span> <draw:control text:anchor-type="as-char" draw:z-index="86" draw:style-name="gr1" draw:text-style-name="P49" svg:width="0.1587in" svg:height="0.1335in" draw:control="control87"/><text:span text:style-name="T62">IgLON5</text:span></text:p>
          </table:table-cell>
          <table:table-cell table:style-name="Table1.B54" table:number-columns-spanned="4" office:value-type="string">
            <text:p text:style-name="P4"><text:span text:style-name="T6">[ </text:span><text:span text:style-name="T34">Variable, autoinmunidad y neurodegeneración</text:span><text:span text:style-name="T7"> </text:span><text:span text:style-name="T6">~</text:span><text:span text:style-name="T7"> <text:s/>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87" draw:style-name="gr1" draw:text-style-name="P49" svg:width="0.1587in" svg:height="0.1335in" draw:control="control88"/><text:span text:style-name="T86">L</text:span> <draw:control text:anchor-type="as-char" draw:z-index="88" draw:style-name="gr1" draw:text-style-name="P49" svg:width="0.1587in" svg:height="0.1335in" draw:control="control89"/><text:span text:style-name="T62">Neurexin-3a</text:span><text:span text:style-name="T79">lfa</text:span></text:p>
          </table:table-cell>
          <table:table-cell table:style-name="Table1.B54" table:number-columns-spanned="4" office:value-type="string">
            <text:p text:style-name="P4"><text:span text:style-name="T6">[ </text:span><text:span text:style-name="T34">Encefalitis (similar a Anti-NMDAR), Epilepsia</text:span><text:span text:style-name="T7"> </text:span><text:span text:style-name="T6">~</text:span><text:span text:style-name="T7"> <text:s/>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89" draw:style-name="gr1" draw:text-style-name="P49" svg:width="0.1587in" svg:height="0.1335in" draw:control="control90"/><text:span text:style-name="T86">L</text:span> <draw:control text:anchor-type="as-char" draw:z-index="90" draw:style-name="gr1" draw:text-style-name="P49" svg:width="0.1587in" svg:height="0.1335in" draw:control="control91"/><text:span text:style-name="T105">PCA-2</text:span></text:p>
          </table:table-cell>
          <table:table-cell table:style-name="Table1.B54" table:number-columns-spanned="4" office:value-type="string">
            <text:p text:style-name="P4"><text:span text:style-name="T6">[ </text:span><text:span text:style-name="T21">Neurop sensitivomotora, Sd Cerebeloso, Encefalomielitis</text:span><text:span text:style-name="T7"> </text:span><text:span text:style-name="T6">~</text:span><text:span text:style-name="T7"> </text:span><text:span text:style-name="T21">pulmón célula pequeña y no célula pequeña, mama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91" draw:style-name="gr1" draw:text-style-name="P49" svg:width="0.1587in" svg:height="0.1335in" draw:control="control92"/><text:span text:style-name="T86">L</text:span> <draw:control text:anchor-type="as-char" draw:z-index="92" draw:style-name="gr1" draw:text-style-name="P49" svg:width="0.1587in" svg:height="0.1335in" draw:control="control93"/><text:span text:style-name="T105">DPPX</text:span></text:p>
          </table:table-cell>
          <table:table-cell table:style-name="Table1.B54" table:number-columns-spanned="4" office:value-type="string">
            <text:p text:style-name="P4"><text:span text:style-name="T6">[ </text:span><text:span text:style-name="T18">Encefalitis </text:span><text:span text:style-name="T22">con hipere</text:span><text:span text:style-name="T32">x</text:span><text:span text:style-name="T22">citación de SNC y Encefalitis progresiva con rigidez y mioclono</text:span><text:span text:style-name="T7"> </text:span><text:span text:style-name="T6">~</text:span><text:span text:style-name="T7"> </text:span><text:span text:style-name="T22">células-B, no pare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45" draw:style-name="gr1" draw:text-style-name="P49" svg:width="0.1587in" svg:height="0.1335in" draw:control="control46"/><text:span text:style-name="T86">L</text:span> <draw:control text:anchor-type="as-char" draw:z-index="46" draw:style-name="gr1" draw:text-style-name="P49" svg:width="0.1587in" svg:height="0.1335in" draw:control="control47"/><text:span text:style-name="T5">A</text:span><text:span text:style-name="T53">NNA-3</text:span></text:p>
          </table:table-cell>
          <table:table-cell table:style-name="Table1.B54" table:number-columns-spanned="4" office:value-type="string">
            <text:p text:style-name="P11"><text:span text:style-name="T6">[ </text:span><text:span text:style-name="T33">Variable</text:span><text:span text:style-name="T7"> </text:span><text:span text:style-name="T6">~</text:span><text:span text:style-name="T7"> </text:span><text:span text:style-name="T33">CPCP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47" draw:style-name="gr1" draw:text-style-name="P49" svg:width="0.1587in" svg:height="0.1335in" draw:control="control48"/><text:span text:style-name="T86">L</text:span> <draw:control text:anchor-type="as-char" draw:z-index="48" draw:style-name="gr1" draw:text-style-name="P49" svg:width="0.1587in" svg:height="0.1335in" draw:control="control49"/><text:span text:style-name="T110">SOX1 (</text:span><text:span text:style-name="T5">A</text:span><text:span text:style-name="T53">GNA</text:span><text:span text:style-name="T64">)</text:span></text:p>
          </table:table-cell>
          <table:table-cell table:style-name="Table1.B54" table:number-columns-spanned="4" office:value-type="string">
            <text:p text:style-name="P11"><text:span text:style-name="T6">[ </text:span><text:span text:style-name="T18">E</text:span><text:span text:style-name="T21">aton-Lambert con Sd Cerebeloso</text:span><text:span text:style-name="T7"> </text:span><text:span text:style-name="T6">~</text:span><text:span text:style-name="T7"> </text:span><text:span text:style-name="T21">pulmón de célula pequeña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49" draw:style-name="gr1" draw:text-style-name="P49" svg:width="0.1587in" svg:height="0.1335in" draw:control="control50"/><text:span text:style-name="T86">L</text:span> <draw:control text:anchor-type="as-char" draw:z-index="50" draw:style-name="gr1" draw:text-style-name="P49" svg:width="0.1587in" svg:height="0.1335in" draw:control="control51"/><text:span text:style-name="T101">MAP1b (PCA-2)</text:span></text:p>
          </table:table-cell>
          <table:table-cell table:style-name="Table1.B54" table:number-columns-spanned="4" office:value-type="string">
            <text:p text:style-name="P4"><text:span text:style-name="T6">[ </text:span><text:span text:style-name="T33">Variable</text:span><text:span text:style-name="T7"> </text:span><text:span text:style-name="T6">~</text:span><text:span text:style-name="T7"> </text:span><text:span text:style-name="T33">CPCP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51" draw:style-name="gr1" draw:text-style-name="P49" svg:width="0.1587in" svg:height="0.1335in" draw:control="control52"/><text:span text:style-name="T86">L</text:span> <draw:control text:anchor-type="as-char" draw:z-index="52" draw:style-name="gr1" draw:text-style-name="P49" svg:width="0.1587in" svg:height="0.1335in" draw:control="control53"/><text:span text:style-name="T101">PCA-Tr</text:span></text:p>
          </table:table-cell>
          <table:table-cell table:style-name="Table1.B54" table:number-columns-spanned="4" office:value-type="string">
            <text:p text:style-name="P11"><text:span text:style-name="T6">[ </text:span><text:span text:style-name="T18">Encefalitis</text:span><text:span text:style-name="T7"> </text:span><text:span text:style-name="T6">~</text:span><text:span text:style-name="T7"> <text:s/>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53" draw:style-name="gr1" draw:text-style-name="P49" svg:width="0.1587in" svg:height="0.1335in" draw:control="control54"/><text:span text:style-name="T86">L</text:span> <draw:control text:anchor-type="as-char" draw:z-index="54" draw:style-name="gr1" draw:text-style-name="P49" svg:width="0.1587in" svg:height="0.1335in" draw:control="control55"/><text:span text:style-name="T102">KLHL11 </text:span><text:span text:style-name="T94">(Kelch)</text:span></text:p>
          </table:table-cell>
          <table:table-cell table:style-name="Table1.B54" table:number-columns-spanned="4" office:value-type="string">
            <text:p text:style-name="P4"><text:span text:style-name="T6">[ </text:span><text:span text:style-name="T21">Sd Cerebeloso, de tronco</text:span><text:span text:style-name="T7"> </text:span><text:span text:style-name="T6">~</text:span><text:span text:style-name="T7"> </text:span><text:span text:style-name="T21">Testicular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55" draw:style-name="gr1" draw:text-style-name="P49" svg:width="0.1587in" svg:height="0.1335in" draw:control="control56"/><text:span text:style-name="T86">L</text:span> <draw:control text:anchor-type="as-char" draw:z-index="56" draw:style-name="gr1" draw:text-style-name="P49" svg:width="0.1587in" svg:height="0.1335in" draw:control="control57"/><text:span text:style-name="T102">NIG</text:span></text:p>
          </table:table-cell>
          <table:table-cell table:style-name="Table1.B54" table:number-columns-spanned="4" office:value-type="string">
            <text:p text:style-name="P4"><text:span text:style-name="T6">[ </text:span><text:span text:style-name="T7"><text:s/></text:span><text:span text:style-name="T6">~</text:span><text:span text:style-name="T7"> <text:s/>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57" draw:style-name="gr1" draw:text-style-name="P49" svg:width="0.1587in" svg:height="0.1335in" draw:control="control58"/><text:span text:style-name="T86">L</text:span> <draw:control text:anchor-type="as-char" draw:z-index="58" draw:style-name="gr1" draw:text-style-name="P49" svg:width="0.1587in" svg:height="0.1335in" draw:control="control59"/><text:span text:style-name="T102">AK5 </text:span><text:span text:style-name="T81">(Adenylate kinase 5)</text:span></text:p>
          </table:table-cell>
          <table:table-cell table:style-name="Table1.B54" table:number-columns-spanned="4" office:value-type="string">
            <text:p text:style-name="P4"><text:span text:style-name="T6">[ </text:span><text:span text:style-name="T7"><text:s/></text:span><text:span text:style-name="T6">~</text:span><text:span text:style-name="T7"> <text:s/>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169" draw:style-name="gr1" draw:text-style-name="P49" svg:width="0.1587in" svg:height="0.1335in" draw:control="control169"/><text:span text:style-name="T86">L</text:span> <draw:control text:anchor-type="as-char" draw:z-index="170" draw:style-name="gr1" draw:text-style-name="P49" svg:width="0.1587in" svg:height="0.1335in" draw:control="control170"/><text:span text:style-name="T125">Zic4</text:span></text:p>
          </table:table-cell>
          <table:table-cell table:style-name="Table1.B54" table:number-columns-spanned="4" office:value-type="string">
            <text:p text:style-name="P4"><text:span text:style-name="T6">[ </text:span><text:span text:style-name="T33">Deg cerebelosa</text:span><text:span text:style-name="T7"> </text:span><text:span text:style-name="T6">~</text:span><text:span text:style-name="T7"> </text:span><text:span text:style-name="T33">CPCP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59" draw:style-name="gr1" draw:text-style-name="P49" svg:width="0.1587in" svg:height="0.1335in" draw:control="control60"/><text:span text:style-name="T86">L</text:span> <draw:control text:anchor-type="as-char" draw:z-index="60" draw:style-name="gr1" draw:text-style-name="P49" svg:width="0.1587in" svg:height="0.1335in" draw:control="control61"/><text:span text:style-name="T102">GAD</text:span></text:p>
          </table:table-cell>
          <table:table-cell table:style-name="Table1.B54" table:number-columns-spanned="4" office:value-type="string">
            <text:p text:style-name="P11"><text:span text:style-name="T6">[ </text:span><text:span text:style-name="T18">Encefalitis </text:span><text:span text:style-name="T22">límbica, Sd persona rígida, ataxia cerebelosa, </text:span><text:span text:style-name="T33">Sd poliendocrino</text:span><text:span text:style-name="T7"> </text:span><text:span text:style-name="T6">~</text:span><text:span text:style-name="T7"> </text:span><text:span text:style-name="T22">CPCP, neuroendocrinos, timoma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4" office:value-type="string">
            <text:p text:style-name="P2"><text:span text:style-name="T85">S</text:span> <draw:control text:anchor-type="as-char" draw:z-index="61" draw:style-name="gr1" draw:text-style-name="P49" svg:width="0.1587in" svg:height="0.1335in" draw:control="control62"/><text:span text:style-name="T86">L</text:span> <draw:control text:anchor-type="as-char" draw:z-index="62" draw:style-name="gr1" draw:text-style-name="P49" svg:width="0.1587in" svg:height="0.1335in" draw:control="control63"/><text:span text:style-name="T102">GFAP</text:span></text:p>
          </table:table-cell>
          <table:table-cell table:style-name="Table1.B54" table:number-columns-spanned="4" office:value-type="string">
            <text:p text:style-name="P4"><text:span text:style-name="T6">[ </text:span><text:span text:style-name="T22">Meningoencefalitis</text:span><text:span text:style-name="T7"> </text:span><text:span text:style-name="T6">~</text:span><text:span text:style-name="T7"> </text:span><text:span text:style-name="T22">Teratoma ovárico y adenocarcinoma, no pareneo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55" table:number-columns-spanned="5" office:value-type="string">
            <text:p text:style-name="P15"><text:span text:style-name="T85">S</text:span><text:span text:style-name="T1"> </text:span><text:span text:style-name="T1"><draw:control text:anchor-type="as-char" draw:z-index="29" draw:style-name="gr1" draw:text-style-name="P49" svg:width="0.1587in" svg:height="0.1335in" draw:control="control30"/></text:span><text:span text:style-name="T86">L</text:span><text:span text:style-name="T1"> </text:span><text:span text:style-name="T1"><draw:control text:anchor-type="as-char" draw:z-index="30" draw:style-name="gr1" draw:text-style-name="P49" svg:width="0.1587in" svg:height="0.1335in" draw:control="control31"/></text:span><text:span text:style-name="T1"> <text:s/></text:span><text:span text:style-name="T82">Antigangliósidos </text:span><text:span text:style-name="T96">[</text:span><text:span text:style-name="T100">IgG salvo especificado</text:span><text:span text:style-name="T99"> ~ p</text:span><text:span text:style-name="T95">ostinfecc </text:span><text:span text:style-name="T100">y </text:span><text:span text:style-name="T98">paraneo</text:span><text:span text:style-name="T97"> </text:span><text:span text:style-name="T96">]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6" office:value-type="string">
            <text:p text:style-name="P2"><text:span text:style-name="T85">S</text:span> <draw:control text:anchor-type="as-char" draw:z-index="21" draw:style-name="gr1" draw:text-style-name="P49" svg:width="0.1587in" svg:height="0.1335in" draw:control="control22"/><text:span text:style-name="T86">L</text:span> <draw:control text:anchor-type="as-char" draw:z-index="22" draw:style-name="gr1" draw:text-style-name="P49" svg:width="0.1587in" svg:height="0.1335in" draw:control="control23"/><text:span text:style-name="T39">GM1</text:span></text:p>
          </table:table-cell>
          <table:table-cell table:style-name="Table1.B56" table:number-columns-spanned="4" office:value-type="string">
            <text:p text:style-name="P8"><text:span text:style-name="T6">[ </text:span><text:span text:style-name="T8">AMAN (</text:span><text:span text:style-name="T44">Acute </text:span><text:span text:style-name="T41">Motor Axonal </text:span><text:span text:style-name="T44">Neuropathy</text:span><text:span text:style-name="T41">),</text:span><text:span text:style-name="T8"> </text:span><text:span text:style-name="T9">AMSAN</text:span><text:span text:style-name="T8"> </text:span><text:span text:style-name="T42">(</text:span><text:span text:style-name="T41">Motor </text:span><text:span text:style-name="T42">Sensory</text:span><text:span text:style-name="T41">),</text:span><text:span text:style-name="T8"> </text:span><text:span text:style-name="T9">MMN</text:span><text:span text:style-name="T14"> IgM </text:span><text:span text:style-name="T42">(Multifocal Motor), </text:span><text:span text:style-name="T9">EM </text:span><text:span text:style-name="T61">EMúltiple</text:span><text:span text:style-name="T9"> </text:span><text:span text:style-name="T14">IgM</text:span><text:span text:style-name="T9">, </text:span><text:span text:style-name="T19">E</text:span><text:span text:style-name="T9">pilepsia parcial criptogénica </text:span><text:span text:style-name="T14">IgM</text:span><text:span text:style-name="T9">, Enf Parkinson, Enf Alzheimer </text:span><text:span text:style-name="T14">IgM</text:span><text:span text:style-name="T9">, Neurop periférica paraneoplásica</text:span><text:span text:style-name="T42"> </text:span><text:span text:style-name="T45">IgM e IgG </text:span><text:span text:style-name="T6">~</text:span><text:span text:style-name="T7"> </text:span><text:span text:style-name="T9">pulmón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61" office:value-type="string">
            <text:p text:style-name="P2"><text:span text:style-name="T85">S</text:span> <draw:control text:anchor-type="as-char" draw:z-index="19" draw:style-name="gr1" draw:text-style-name="P49" svg:width="0.1587in" svg:height="0.1335in" draw:control="control20"/><text:span text:style-name="T86">L</text:span> <draw:control text:anchor-type="as-char" draw:z-index="20" draw:style-name="gr1" draw:text-style-name="P49" svg:width="0.1587in" svg:height="0.1335in" draw:control="control21"/><text:span text:style-name="T39">GT1</text:span><text:span text:style-name="T52">a</text:span></text:p>
          </table:table-cell>
          <table:table-cell table:style-name="Table1.B58" table:number-columns-spanned="4" office:value-type="string">
            <text:p text:style-name="P9"><text:span text:style-name="T6">[ </text:span><text:span text:style-name="T12">MFS </text:span><text:span text:style-name="T48">(Miller-Fisher Sd; </text:span><text:span text:style-name="T49">oftalmoplejia, ataxia y arreflexia</text:span><text:span text:style-name="T48">), </text:span><text:span text:style-name="T49">Parálisis faringo-cérvico-braquial</text:span><text:span text:style-name="T35"> </text:span><text:span text:style-name="T36">]</text:span></text:p>
          </table:table-cell>
          <table:covered-table-cell/>
          <table:covered-table-cell/>
          <table:covered-table-cell/>
        </table:table-row>
        <table:table-row>
          <table:table-cell table:style-name="Table1.A61" office:value-type="string">
            <text:p text:style-name="P2"><text:span text:style-name="T85">S</text:span> <draw:control text:anchor-type="as-char" draw:z-index="41" draw:style-name="gr1" draw:text-style-name="P49" svg:width="0.1587in" svg:height="0.1335in" draw:control="control42"/><text:span text:style-name="T86">L</text:span> <draw:control text:anchor-type="as-char" draw:z-index="42" draw:style-name="gr1" draw:text-style-name="P49" svg:width="0.1587in" svg:height="0.1335in" draw:control="control43"/><text:span text:style-name="T39">GT1b</text:span></text:p>
          </table:table-cell>
          <table:table-cell table:style-name="Table1.B58" table:number-columns-spanned="4" office:value-type="string">
            <text:p text:style-name="P9"><text:span text:style-name="T6">[ </text:span><text:span text:style-name="T8">AIDP </text:span><text:span text:style-name="T44">(Acute Inflamatory Demyelinating Polineuropathy)</text:span><text:span text:style-name="T41">, </text:span><text:span text:style-name="T10">M. </text:span><text:span text:style-name="T11">G</text:span><text:span text:style-name="T10">ravis, Eaton Lambert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61" office:value-type="string">
            <text:p text:style-name="P2"><text:span text:style-name="T85">S</text:span> <draw:control text:anchor-type="as-char" draw:z-index="23" draw:style-name="gr1" draw:text-style-name="P49" svg:width="0.1587in" svg:height="0.1335in" draw:control="control24"/><text:span text:style-name="T86">L</text:span> <draw:control text:anchor-type="as-char" draw:z-index="24" draw:style-name="gr1" draw:text-style-name="P49" svg:width="0.1587in" svg:height="0.1335in" draw:control="control25"/><text:span text:style-name="T39">GM1</text:span><text:span text:style-name="T40">b</text:span></text:p>
          </table:table-cell>
          <table:table-cell table:style-name="Table1.B59" table:number-columns-spanned="4" office:value-type="string">
            <text:p text:style-name="P5"><text:span text:style-name="T6">[ </text:span><text:span text:style-name="T8">AMAN (Acute Motor Axonal), </text:span><text:span text:style-name="T24">AMSAN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61" office:value-type="string">
            <text:p text:style-name="P2"><text:span text:style-name="T85">S</text:span> <draw:control text:anchor-type="as-char" draw:z-index="25" draw:style-name="gr1" draw:text-style-name="P49" svg:width="0.1587in" svg:height="0.1335in" draw:control="control26"/><text:span text:style-name="T86">L</text:span> <draw:control text:anchor-type="as-char" draw:z-index="26" draw:style-name="gr1" draw:text-style-name="P49" svg:width="0.1587in" svg:height="0.1335in" draw:control="control27"/><text:span text:style-name="T39">G</text:span><text:span text:style-name="T40">D1a</text:span></text:p>
          </table:table-cell>
          <table:table-cell table:style-name="Table1.B60" table:number-columns-spanned="4" office:value-type="string">
            <text:p text:style-name="P24"><text:span text:style-name="T6">[ </text:span><text:span text:style-name="T8">AMAN, </text:span><text:span text:style-name="T9">AMSAN, </text:span><text:span text:style-name="T11">neuro</text:span><text:span text:style-name="T12">p.</text:span><text:span text:style-name="T11"> peri</text:span><text:span text:style-name="T12">f</text:span><text:span text:style-name="T11">érica paraneoplásica </text:span><text:span text:style-name="T32">IgM</text:span><text:span text:style-name="T11">, </text:span><text:span text:style-name="T32">AIDP</text:span><text:span text:style-name="T11">, </text:span><text:span text:style-name="T12">M Gravis, Eaton Lambert, </text:span><text:span text:style-name="T32">ELA?</text:span><text:span text:style-name="T11"> </text:span><text:span text:style-name="T6">~</text:span><text:span text:style-name="T7"> </text:span><text:span text:style-name="T9">pulmón</text:span><text:span text:style-name="T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61" office:value-type="string">
            <text:p text:style-name="P2"><text:span text:style-name="T85">S</text:span> <draw:control text:anchor-type="as-char" draw:z-index="27" draw:style-name="gr1" draw:text-style-name="P49" svg:width="0.1587in" svg:height="0.1335in" draw:control="control28"/><text:span text:style-name="T86">L</text:span> <draw:control text:anchor-type="as-char" draw:z-index="28" draw:style-name="gr1" draw:text-style-name="P49" svg:width="0.1587in" svg:height="0.1335in" draw:control="control29"/><text:span text:style-name="T39">G</text:span><text:span text:style-name="T40">D1b</text:span></text:p>
          </table:table-cell>
          <table:table-cell table:style-name="Table1.B61" table:number-columns-spanned="4" office:value-type="string">
            <text:p text:style-name="P6"><text:span text:style-name="T6">[ </text:span><text:span text:style-name="T8">AMAN, </text:span><text:span text:style-name="T12">ASAN </text:span><text:span text:style-name="T48">(Sensory Ataxic)</text:span><text:span text:style-name="T35">, CIDP, neurop. periférica paraneo </text:span><text:span text:style-name="T6">~</text:span><text:span text:style-name="T7"> </text:span><text:span text:style-name="T12">linfoma</text:span><text:span text:style-name="T35">, EM, Acute vestibular Sd, E</text:span><text:span text:style-name="T38">nf</text:span><text:span text:style-name="T35">Park</text:span><text:span text:style-name="T7"> </text:span><text:span text:style-name="T14">IgM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65" office:value-type="string">
            <text:p text:style-name="P2"><text:span text:style-name="T85">S</text:span> <draw:control text:anchor-type="as-char" draw:z-index="31" draw:style-name="gr1" draw:text-style-name="P49" svg:width="0.1587in" svg:height="0.1335in" draw:control="control32"/><text:span text:style-name="T86">L</text:span> <draw:control text:anchor-type="as-char" draw:z-index="32" draw:style-name="gr1" draw:text-style-name="P49" svg:width="0.1587in" svg:height="0.1335in" draw:control="control33"/><text:span text:style-name="T39">G</text:span><text:span text:style-name="T50">Q</text:span><text:span text:style-name="T39">1</text:span><text:span text:style-name="T40">b</text:span></text:p>
          </table:table-cell>
          <table:table-cell table:style-name="Table1.B62" table:number-columns-spanned="4" office:value-type="string">
            <text:p text:style-name="P6"><text:span text:style-name="T6">[ </text:span><text:span text:style-name="T12">MFS</text:span><text:span text:style-name="T35">, BBE </text:span><text:span text:style-name="T43">(Bickerstaff brainstem encephalitis)</text:span><text:span text:style-name="T35">, neurop periférica paraneo </text:span><text:span text:style-name="T37">IgM </text:span><text:span text:style-name="T6">~</text:span><text:span text:style-name="T7"> </text:span><text:span text:style-name="T12">melanoma, EM, Acute vestibular Sd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65" office:value-type="string">
            <text:p text:style-name="P2"><text:span text:style-name="T85">S</text:span> <draw:control text:anchor-type="as-char" draw:z-index="33" draw:style-name="gr1" draw:text-style-name="P49" svg:width="0.1587in" svg:height="0.1335in" draw:control="control34"/><text:span text:style-name="T86">L</text:span> <draw:control text:anchor-type="as-char" draw:z-index="34" draw:style-name="gr1" draw:text-style-name="P49" svg:width="0.1587in" svg:height="0.1335in" draw:control="control35"/><text:span text:style-name="T50">LM1</text:span></text:p>
          </table:table-cell>
          <table:table-cell table:style-name="Table1.B63" table:number-columns-spanned="4" office:value-type="string">
            <text:p text:style-name="P6"><text:span text:style-name="T6">[ </text:span><text:span text:style-name="T12">CIDP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64" office:value-type="string">
            <text:p text:style-name="P2"><text:span text:style-name="T85">S</text:span> <draw:control text:anchor-type="as-char" draw:z-index="35" draw:style-name="gr1" draw:text-style-name="P49" svg:width="0.1587in" svg:height="0.1335in" draw:control="control36"/><text:span text:style-name="T86">L</text:span> <draw:control text:anchor-type="as-char" draw:z-index="36" draw:style-name="gr1" draw:text-style-name="P49" svg:width="0.1587in" svg:height="0.1335in" draw:control="control37"/><text:span text:style-name="T50">GM2</text:span></text:p>
          </table:table-cell>
          <table:table-cell table:style-name="Table1.B64" table:number-columns-spanned="4" office:value-type="string">
            <text:p text:style-name="P7"><text:span text:style-name="T6">[ </text:span><text:span text:style-name="T12">CIDP, </text:span><text:span text:style-name="T35">neurop periférica paraneo </text:span><text:span text:style-name="T6">~</text:span><text:span text:style-name="T7"> </text:span><text:span text:style-name="T12">melanoma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65" office:value-type="string">
            <text:p text:style-name="P2"><text:span text:style-name="T85">S</text:span> <draw:control text:anchor-type="as-char" draw:z-index="39" draw:style-name="gr1" draw:text-style-name="P49" svg:width="0.1587in" svg:height="0.1335in" draw:control="control40"/><text:span text:style-name="T86">L</text:span> <draw:control text:anchor-type="as-char" draw:z-index="40" draw:style-name="gr1" draw:text-style-name="P49" svg:width="0.1587in" svg:height="0.1335in" draw:control="control41"/><text:span text:style-name="T50">GM</text:span><text:span text:style-name="T51">3</text:span></text:p>
          </table:table-cell>
          <table:table-cell table:style-name="Table1.B65" table:number-columns-spanned="4" office:value-type="string">
            <text:p text:style-name="P7"><text:span text:style-name="T6">[ </text:span><text:span text:style-name="T25">E</text:span><text:span text:style-name="T13">M</text:span><text:span text:style-name="T12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66" office:value-type="string">
            <text:p text:style-name="P2"><text:span text:style-name="T85">S</text:span> <draw:control text:anchor-type="as-char" draw:z-index="37" draw:style-name="gr1" draw:text-style-name="P49" svg:width="0.1587in" svg:height="0.1335in" draw:control="control38"/><text:span text:style-name="T86">L</text:span> <draw:control text:anchor-type="as-char" draw:z-index="38" draw:style-name="gr1" draw:text-style-name="P49" svg:width="0.1587in" svg:height="0.1335in" draw:control="control39"/><text:span text:style-name="T50">G</text:span><text:span text:style-name="T51">D3</text:span></text:p>
          </table:table-cell>
          <table:table-cell table:style-name="Table1.B66" table:number-columns-spanned="4" office:value-type="string">
            <text:p text:style-name="P7"><text:span text:style-name="T6">[ </text:span><text:span text:style-name="T14">IgM </text:span><text:span text:style-name="T35">neurop periférica paraneo </text:span><text:span text:style-name="T6">~</text:span><text:span text:style-name="T7"> </text:span><text:span text:style-name="T13">linfoma y melanoma</text:span><text:span text:style-name="T12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67" table:number-columns-spanned="5" office:value-type="string">
            <text:p text:style-name="P44"><text:span text:style-name="T85">S</text:span><text:span text:style-name="T1"> </text:span><text:span text:style-name="T1"><draw:control text:anchor-type="as-char" draw:z-index="148" draw:style-name="gr1" draw:text-style-name="P49" svg:width="0.1587in" svg:height="0.1335in" draw:control="control148"/></text:span><text:span text:style-name="T86">L</text:span><text:span text:style-name="T1"> </text:span><text:span text:style-name="T1"><draw:control text:anchor-type="as-char" draw:z-index="149" draw:style-name="gr1" draw:text-style-name="P49" svg:width="0.1587in" svg:height="0.1335in" draw:control="control149"/></text:span><text:span text:style-name="T1"> <text:s/></text:span><text:span text:style-name="T83">Otras neuropatías inmunomediada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74" office:value-type="string">
            <text:p text:style-name="P2"><text:span text:style-name="T85">S</text:span> <draw:control text:anchor-type="as-char" draw:z-index="150" draw:style-name="gr1" draw:text-style-name="P49" svg:width="0.1587in" svg:height="0.1335in" draw:control="control150"/><text:span text:style-name="T86">L</text:span> <draw:control text:anchor-type="as-char" draw:z-index="151" draw:style-name="gr1" draw:text-style-name="P49" svg:width="0.1587in" svg:height="0.1335in" draw:control="control151"/><text:span text:style-name="T73">Disialosil</text:span></text:p>
          </table:table-cell>
          <table:table-cell table:style-name="Table1.B74" table:number-columns-spanned="4" office:value-type="string">
            <text:p text:style-name="P7"><text:span text:style-name="T6">[ </text:span><text:span text:style-name="T31">IgG: </text:span><text:span text:style-name="T29">ASAN, </text:span><text:span text:style-name="T31">IgM: Ataxia, oftalmoparesia, afect bulbar</text:span><text:span text:style-name="T12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74" office:value-type="string">
            <text:p text:style-name="P2"><text:span text:style-name="T85">S</text:span> <draw:control text:anchor-type="as-char" draw:z-index="152" draw:style-name="gr1" draw:text-style-name="P49" svg:width="0.1587in" svg:height="0.1335in" draw:control="control152"/><text:span text:style-name="T86">L</text:span> <draw:control text:anchor-type="as-char" draw:z-index="153" draw:style-name="gr1" draw:text-style-name="P49" svg:width="0.1587in" svg:height="0.1335in" draw:control="control153"/><text:span text:style-name="T73">NF155</text:span></text:p>
          </table:table-cell>
          <table:table-cell table:style-name="Table1.B74" table:number-columns-spanned="4" office:value-type="string">
            <text:p text:style-name="P7"><text:span text:style-name="T6">[ </text:span><text:span text:style-name="T31">IgG: </text:span><text:span text:style-name="T30">Déficit motor distal, temblor, ataxia cerebelosa, mala respuesta a IgIV</text:span><text:span text:style-name="T12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74" office:value-type="string">
            <text:p text:style-name="P2"><text:span text:style-name="T85">S</text:span> <draw:control text:anchor-type="as-char" draw:z-index="154" draw:style-name="gr1" draw:text-style-name="P49" svg:width="0.1587in" svg:height="0.1335in" draw:control="control154"/><text:span text:style-name="T86">L</text:span> <draw:control text:anchor-type="as-char" draw:z-index="155" draw:style-name="gr1" draw:text-style-name="P49" svg:width="0.1587in" svg:height="0.1335in" draw:control="control155"/><text:span text:style-name="T73">NF1</text:span><text:span text:style-name="T74">40/186</text:span></text:p>
          </table:table-cell>
          <table:table-cell table:style-name="Table1.B74" table:number-columns-spanned="4" office:value-type="string">
            <text:p text:style-name="P7"><text:span text:style-name="T6">[ </text:span><text:span text:style-name="T31">IgG: Inicio subagudo y agresivo, bloq conducción, Sd nefrótico</text:span><text:span text:style-name="T12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74" office:value-type="string">
            <text:p text:style-name="P2"><text:span text:style-name="T85">S</text:span> <draw:control text:anchor-type="as-char" draw:z-index="156" draw:style-name="gr1" draw:text-style-name="P49" svg:width="0.1587in" svg:height="0.1335in" draw:control="control156"/><text:span text:style-name="T86">L</text:span> <draw:control text:anchor-type="as-char" draw:z-index="157" draw:style-name="gr1" draw:text-style-name="P49" svg:width="0.1587in" svg:height="0.1335in" draw:control="control157"/><text:span text:style-name="T74">CNTN-1</text:span></text:p>
          </table:table-cell>
          <table:table-cell table:style-name="Table1.B74" table:number-columns-spanned="4" office:value-type="string">
            <text:p text:style-name="P7"><text:span text:style-name="T6">[ </text:span><text:span text:style-name="T31">IgG: Inicio agudo y agresivo, mala respuesta a IgIV</text:span><text:span text:style-name="T12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74" office:value-type="string">
            <text:p text:style-name="P2"><text:span text:style-name="T85">S</text:span> <draw:control text:anchor-type="as-char" draw:z-index="158" draw:style-name="gr1" draw:text-style-name="P49" svg:width="0.1587in" svg:height="0.1335in" draw:control="control158"/><text:span text:style-name="T86">L</text:span> <draw:control text:anchor-type="as-char" draw:z-index="159" draw:style-name="gr1" draw:text-style-name="P49" svg:width="0.1587in" svg:height="0.1335in" draw:control="control159"/><text:span text:style-name="T74">CASPR-1</text:span></text:p>
          </table:table-cell>
          <table:table-cell table:style-name="Table1.B74" table:number-columns-spanned="4" office:value-type="string">
            <text:p text:style-name="P7"><text:span text:style-name="T6">[ </text:span><text:span text:style-name="T31">IgG: Neurop desmiel con dolor intenso</text:span><text:span text:style-name="T12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74" office:value-type="string">
            <text:p text:style-name="P2"><text:span text:style-name="T85">S</text:span> <draw:control text:anchor-type="as-char" draw:z-index="160" draw:style-name="gr1" draw:text-style-name="P49" svg:width="0.1587in" svg:height="0.1335in" draw:control="control160"/><text:span text:style-name="T86">L</text:span> <draw:control text:anchor-type="as-char" draw:z-index="161" draw:style-name="gr1" draw:text-style-name="P49" svg:width="0.1587in" svg:height="0.1335in" draw:control="control161"/><text:span text:style-name="T74">MAG</text:span></text:p>
          </table:table-cell>
          <table:table-cell table:style-name="Table1.B74" table:number-columns-spanned="4" office:value-type="string">
            <text:p text:style-name="P7"><text:span text:style-name="T6">[ </text:span><text:span text:style-name="T31">IgM: Sensitiva distal predominante, motora distal leve, ataxia, temblor</text:span><text:span text:style-name="T12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74" office:value-type="string">
            <text:p text:style-name="P2"><text:span text:style-name="T85">S</text:span> <draw:control text:anchor-type="as-char" draw:z-index="162" draw:style-name="gr1" draw:text-style-name="P49" svg:width="0.1587in" svg:height="0.1335in" draw:control="control162"/><text:span text:style-name="T86">L</text:span> <draw:control text:anchor-type="as-char" draw:z-index="163" draw:style-name="gr1" draw:text-style-name="P49" svg:width="0.1587in" svg:height="0.1335in" draw:control="control163"/><text:span text:style-name="T74">Antisulfátido</text:span></text:p>
          </table:table-cell>
          <table:table-cell table:style-name="Table1.B74" table:number-columns-spanned="4" office:value-type="string">
            <text:p text:style-name="P7"><text:span text:style-name="T6">[ </text:span><text:span text:style-name="T31">Variable, </text:span><text:span text:style-name="T32">componente sensitivo, axonal. IgM: GALOP (Gait disorder, Autoantibody, Late-onset Polyneuropathy)</text:span><text:span text:style-name="T12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75" office:value-type="string">
            <text:p text:style-name="P2"><text:span text:style-name="T85">S</text:span> <draw:control text:anchor-type="as-char" draw:z-index="164" draw:style-name="gr1" draw:text-style-name="P49" svg:width="0.1587in" svg:height="0.1335in" draw:control="control164"/><text:span text:style-name="T86">L</text:span> <draw:control text:anchor-type="as-char" draw:z-index="165" draw:style-name="gr1" draw:text-style-name="P49" svg:width="0.1587in" svg:height="0.1335in" draw:control="control165"/><text:span text:style-name="T74">Anti</text:span><text:span text:style-name="T75">Tubulina</text:span></text:p>
          </table:table-cell>
          <table:table-cell table:style-name="Table1.B75" table:number-columns-spanned="4" office:value-type="string">
            <text:p text:style-name="P7"><text:span text:style-name="T6">[ </text:span><text:span text:style-name="T31">IgM, </text:span><text:span text:style-name="T32">IgG, CIDP-like</text:span><text:span text:style-name="T12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76" table:number-columns-spanned="5" office:value-type="string">
            <text:p text:style-name="P38"><draw:custom-shape text:anchor-type="paragraph" draw:z-index="138" draw:style-name="gr2" draw:text-style-name="P50" svg:width="0.0587in" svg:height="1.6016in" svg:x="1.7654in" svg:y="0.2339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84">S</text:span><text:span text:style-name="T1"> </text:span><text:span text:style-name="T1"><draw:control text:anchor-type="as-char" draw:z-index="121" draw:style-name="gr1" draw:text-style-name="P49" svg:width="0.1587in" svg:height="0.1335in" draw:control="control122"/></text:span><text:span text:style-name="T90">L</text:span><text:span text:style-name="T1"> </text:span><text:span text:style-name="T1"><draw:control text:anchor-type="as-char" draw:z-index="147" draw:style-name="gr1" draw:text-style-name="P49" svg:width="0.1587in" svg:height="0.1335in" draw:control="control147"/></text:span><text:span text:style-name="T1"> </text:span><text:span text:style-name="T90"><text:s/></text:span><text:span text:style-name="T1">Ac Polimiositis / dermatomiositi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77" office:value-type="string">
            <text:p text:style-name="P42"><text:span text:style-name="T85">S</text:span> <draw:control text:anchor-type="as-char" draw:z-index="122" draw:style-name="gr1" draw:text-style-name="P49" svg:width="0.1587in" svg:height="0.1335in" draw:control="control123"/><text:span text:style-name="T86">L</text:span> <draw:control text:anchor-type="as-char" draw:z-index="123" draw:style-name="gr1" draw:text-style-name="P49" svg:width="0.1587in" svg:height="0.1335in" draw:control="control124"/><text:span text:style-name="T71">Jo-1</text:span></text:p>
          </table:table-cell>
          <table:table-cell table:style-name="Table1.B77" table:number-rows-spanned="7" table:number-columns-spanned="4" office:value-type="string">
            <text:p text:style-name="P23"><text:span text:style-name="T6"><text:s text:c="6"/>[ </text:span><text:span text:style-name="T27">Miositis, fiebre, artritis, manos de mecánico, Raynaud, neumopatía intersticial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78" office:value-type="string">
            <text:p text:style-name="P42"><text:span text:style-name="T85">S</text:span> <draw:control text:anchor-type="as-char" draw:z-index="124" draw:style-name="gr1" draw:text-style-name="P49" svg:width="0.1587in" svg:height="0.1335in" draw:control="control125"/><text:span text:style-name="T86">L</text:span> <draw:control text:anchor-type="as-char" draw:z-index="125" draw:style-name="gr1" draw:text-style-name="P49" svg:width="0.1587in" svg:height="0.1335in" draw:control="control126"/><text:span text:style-name="T71">PL-7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7" office:value-type="string">
            <text:p text:style-name="P42"><text:span text:style-name="T85">S</text:span> <draw:control text:anchor-type="as-char" draw:z-index="126" draw:style-name="gr1" draw:text-style-name="P49" svg:width="0.1587in" svg:height="0.1335in" draw:control="control127"/><text:span text:style-name="T86">L</text:span> <draw:control text:anchor-type="as-char" draw:z-index="127" draw:style-name="gr1" draw:text-style-name="P49" svg:width="0.1587in" svg:height="0.1335in" draw:control="control128"/><text:span text:style-name="T71">PL-12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7" office:value-type="string">
            <text:p text:style-name="P42"><text:span text:style-name="T85">S</text:span> <draw:control text:anchor-type="as-char" draw:z-index="128" draw:style-name="gr1" draw:text-style-name="P49" svg:width="0.1587in" svg:height="0.1335in" draw:control="control129"/><text:span text:style-name="T86">L</text:span> <draw:control text:anchor-type="as-char" draw:z-index="129" draw:style-name="gr1" draw:text-style-name="P49" svg:width="0.1587in" svg:height="0.1335in" draw:control="control130"/><text:span text:style-name="T71">OJ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7" office:value-type="string">
            <text:p text:style-name="P42"><text:span text:style-name="T85">S</text:span> <draw:control text:anchor-type="as-char" draw:z-index="130" draw:style-name="gr1" draw:text-style-name="P49" svg:width="0.1587in" svg:height="0.1335in" draw:control="control131"/><text:span text:style-name="T86">L</text:span> <draw:control text:anchor-type="as-char" draw:z-index="131" draw:style-name="gr1" draw:text-style-name="P49" svg:width="0.1587in" svg:height="0.1335in" draw:control="control132"/><text:span text:style-name="T71">EJ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7" office:value-type="string">
            <text:p text:style-name="P42"><text:span text:style-name="T85">S</text:span> <draw:control text:anchor-type="as-char" draw:z-index="132" draw:style-name="gr1" draw:text-style-name="P49" svg:width="0.1587in" svg:height="0.1335in" draw:control="control133"/><text:span text:style-name="T86">L</text:span> <draw:control text:anchor-type="as-char" draw:z-index="133" draw:style-name="gr1" draw:text-style-name="P49" svg:width="0.1587in" svg:height="0.1335in" draw:control="control134"/><text:span text:style-name="T71">K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7" office:value-type="string">
            <text:p text:style-name="P42"><text:span text:style-name="T85">S</text:span> <draw:control text:anchor-type="as-char" draw:z-index="134" draw:style-name="gr1" draw:text-style-name="P49" svg:width="0.1587in" svg:height="0.1335in" draw:control="control135"/><text:span text:style-name="T86">L</text:span> <draw:control text:anchor-type="as-char" draw:z-index="135" draw:style-name="gr1" draw:text-style-name="P49" svg:width="0.1587in" svg:height="0.1335in" draw:control="control136"/><text:span text:style-name="T71">Zo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87" office:value-type="string">
            <text:p text:style-name="P42"><text:span text:style-name="T85">S</text:span> <draw:control text:anchor-type="as-char" draw:z-index="136" draw:style-name="gr1" draw:text-style-name="P49" svg:width="0.1587in" svg:height="0.1335in" draw:control="control137"/><text:span text:style-name="T86">L</text:span> <draw:control text:anchor-type="as-char" draw:z-index="137" draw:style-name="gr1" draw:text-style-name="P49" svg:width="0.1587in" svg:height="0.1335in" draw:control="control138"/><text:span text:style-name="T71">SRP</text:span></text:p>
          </table:table-cell>
          <table:table-cell table:style-name="Table1.B87" table:number-columns-spanned="4" office:value-type="string">
            <text:p text:style-name="P23"><text:span text:style-name="T6">[ </text:span><text:span text:style-name="T27">Miositis, mal pronóstico, resistente al tto, afecc cardíaca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87" office:value-type="string">
            <text:p text:style-name="P42"><text:span text:style-name="T85">S</text:span> <draw:control text:anchor-type="as-char" draw:z-index="139" draw:style-name="gr1" draw:text-style-name="P49" svg:width="0.1587in" svg:height="0.1335in" draw:control="control139"/><text:span text:style-name="T86">L</text:span> <draw:control text:anchor-type="as-char" draw:z-index="140" draw:style-name="gr1" draw:text-style-name="P49" svg:width="0.1587in" svg:height="0.1335in" draw:control="control140"/><text:span text:style-name="T71">Mi-2</text:span></text:p>
          </table:table-cell>
          <table:table-cell table:style-name="Table1.B87" table:number-columns-spanned="4" office:value-type="string">
            <text:p text:style-name="P23"><text:span text:style-name="T6">[ </text:span><text:span text:style-name="T27">Dermatomiositis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87" office:value-type="string">
            <text:p text:style-name="P42"><text:span text:style-name="T85">S</text:span> <draw:control text:anchor-type="as-char" draw:z-index="141" draw:style-name="gr1" draw:text-style-name="P49" svg:width="0.1587in" svg:height="0.1335in" draw:control="control141"/><text:span text:style-name="T86">L</text:span> <draw:control text:anchor-type="as-char" draw:z-index="142" draw:style-name="gr1" draw:text-style-name="P49" svg:width="0.1587in" svg:height="0.1335in" draw:control="control142"/><text:span text:style-name="T71">PM/Scl</text:span></text:p>
          </table:table-cell>
          <table:table-cell table:style-name="Table1.B87" table:number-columns-spanned="4" office:value-type="string">
            <text:p text:style-name="P23"><text:span text:style-name="T6">[ </text:span><text:span text:style-name="T27">Miositis, </text:span><text:span text:style-name="T28">clerodermia</text:span><text:span text:style-name="T2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87" office:value-type="string">
            <text:p text:style-name="P42"><text:span text:style-name="T85">S</text:span> <draw:control text:anchor-type="as-char" draw:z-index="143" draw:style-name="gr1" draw:text-style-name="P49" svg:width="0.1587in" svg:height="0.1335in" draw:control="control143"/><text:span text:style-name="T86">L</text:span> <draw:control text:anchor-type="as-char" draw:z-index="144" draw:style-name="gr1" draw:text-style-name="P49" svg:width="0.1587in" svg:height="0.1335in" draw:control="control144"/><text:span text:style-name="T72">RNP</text:span></text:p>
          </table:table-cell>
          <table:table-cell table:style-name="Table1.B87" table:number-columns-spanned="4" office:value-type="string">
            <text:p text:style-name="P23"><text:span text:style-name="T6">[ </text:span><text:span text:style-name="T27">Miositis, </text:span><text:span text:style-name="T28">LES, Enf Mixta Tejido Conectivo, esclerodermia</text:span><text:span text:style-name="T2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89" office:value-type="string">
            <text:p text:style-name="P42"><text:span text:style-name="T85">S</text:span> <draw:control text:anchor-type="as-char" draw:z-index="145" draw:style-name="gr1" draw:text-style-name="P49" svg:width="0.1587in" svg:height="0.1335in" draw:control="control145"/><text:span text:style-name="T86">L</text:span> <draw:control text:anchor-type="as-char" draw:z-index="146" draw:style-name="gr1" draw:text-style-name="P49" svg:width="0.1587in" svg:height="0.1335in" draw:control="control146"/><text:span text:style-name="T72">SSA </text:span><text:span text:style-name="T77">(Ro)</text:span></text:p>
          </table:table-cell>
          <table:table-cell table:style-name="Table1.B89" table:number-columns-spanned="4" office:value-type="string">
            <text:p text:style-name="P23"><text:span text:style-name="T6">[ </text:span><text:span text:style-name="T27">Miositis, </text:span><text:span text:style-name="T28">Sd Sjoegren</text:span><text:span text:style-name="T2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89" office:value-type="string">
            <text:p text:style-name="P42"><text:span text:style-name="T85">S</text:span> <draw:control text:anchor-type="as-char" draw:z-index="176" draw:style-name="gr1" draw:text-style-name="P49" svg:width="0.1587in" svg:height="0.1335in" draw:control="control176"/><text:span text:style-name="T86">L</text:span> <draw:control text:anchor-type="as-char" draw:z-index="177" draw:style-name="gr1" draw:text-style-name="P49" svg:width="0.1587in" svg:height="0.1335in" draw:control="control177"/><text:span text:style-name="T78">SSB (La)</text:span></text:p>
          </table:table-cell>
          <table:table-cell table:style-name="Table1.B89" table:number-columns-spanned="4" office:value-type="string">
            <text:p text:style-name="P23"><text:span text:style-name="T6"/></text:p>
          </table:table-cell>
          <table:covered-table-cell/>
          <table:covered-table-cell/>
          <table:covered-table-cell/>
        </table:table-row>
        <table:table-row>
          <table:table-cell table:style-name="Table1.A90" office:value-type="string">
            <text:p text:style-name="P42"><text:span text:style-name="T85">S</text:span> <draw:control text:anchor-type="as-char" draw:z-index="167" draw:style-name="gr1" draw:text-style-name="P49" svg:width="0.1587in" svg:height="0.1335in" draw:control="control167"/><text:span text:style-name="T86">L</text:span> <draw:control text:anchor-type="as-char" draw:z-index="168" draw:style-name="gr1" draw:text-style-name="P49" svg:width="0.1587in" svg:height="0.1335in" draw:control="control168"/><text:span text:style-name="T76">Paraproteina</text:span></text:p>
          </table:table-cell>
          <table:table-cell table:style-name="Table1.B90" table:number-columns-spanned="4" office:value-type="string">
            <text:p text:style-name="P23"><text:span text:style-name="T6">[ </text:span><text:span text:style-name="T33">Paraproteinemia asociada a IgM, IgG, IgA; Variable, POEMS (Polyneuropathy Organomegaly Edema or endocrinopathy M-protein Skin changes)</text:span><text:span text:style-name="T27"> </text:span><text:span text:style-name="T6">]</text:span></text:p>
          </table:table-cell>
          <table:covered-table-cell/>
          <table:covered-table-cell/>
          <table:covered-table-cell/>
        </table:table-row>
        <table:table-row>
          <table:table-cell table:style-name="Table1.A91" table:number-columns-spanned="5" office:value-type="string">
            <text:p text:style-name="P39"><text:span text:style-name="T84">S</text:span><text:span text:style-name="T1"> </text:span><text:span text:style-name="T1"><draw:control text:anchor-type="as-char" draw:z-index="172" draw:style-name="gr1" draw:text-style-name="P49" svg:width="0.1587in" svg:height="0.1335in" draw:control="control172"/></text:span><text:span text:style-name="T1"> </text:span><text:span text:style-name="T90"><text:s/></text:span><text:span text:style-name="T1">Ac Antifosfolípidos (Sd AF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2" office:value-type="string">
            <text:p text:style-name="P42"><text:span text:style-name="T85">S</text:span> <draw:control text:anchor-type="as-char" draw:z-index="174" draw:style-name="gr1" draw:text-style-name="P49" svg:width="0.1587in" svg:height="0.1335in" draw:control="control174"/><text:span text:style-name="T78">Anti B2 GP 1</text:span></text:p>
          </table:table-cell>
          <table:table-cell table:style-name="Table1.B92" office:value-type="string">
            <text:p text:style-name="P48"><text:span text:style-name="T87">S</text:span><text:span text:style-name="T5"> </text:span><text:span text:style-name="T5"><draw:control text:anchor-type="as-char" draw:z-index="175" draw:style-name="gr1" draw:text-style-name="P49" svg:width="0.1587in" svg:height="0.1335in" draw:control="control175"/></text:span><text:span text:style-name="T78">Anticardiolipina</text:span></text:p>
          </table:table-cell>
          <table:table-cell table:style-name="Table1.C92" table:number-columns-spanned="3" office:value-type="string">
            <text:p text:style-name="P42"><text:span text:style-name="T85">S</text:span> <draw:control text:anchor-type="as-char" draw:z-index="173" draw:style-name="gr1" draw:text-style-name="P49" svg:width="0.1587in" svg:height="0.1335in" draw:control="control173"/><text:span text:style-name="T78">Anticuagulante Lúpico</text:span></text:p>
          </table:table-cell>
          <table:covered-table-cell/>
          <table:covered-table-cell/>
        </table:table-row>
      </table:table>
      <text:p text:style-name="P34"/>
      <text:p text:style-name="P34"/>
      <text:p text:style-name="P34"/>
      <text:p text:style-name="P30"><text:span text:style-name="T113">Referencias </text:span><text:span text:style-name="T114">(revisables en </text:span><text:a xlink:type="simple" xlink:href="https://github.com/ocasalso/anticuerpos" text:style-name="Internet_20_link" text:visited-style-name="Visited_20_Internet_20_Link"><text:span text:style-name="T114">https://github.com/ocasalso/anticuerpos</text:span></text:a><text:span text:style-name="T114"> ):</text:span></text:p>
      <text:p text:style-name="P35"/>
      <text:p text:style-name="P34">- Catlab Informa. Butlletí Nº50 . 5/2014</text:p>
      <text:p text:style-name="P34"/>
      <text:p text:style-name="P32"><text:span text:style-name="T113">- </text:span><text:span text:style-name="T115">P. Wanleenuwat </text:span><text:span text:style-name="T117">et al. </text:span><text:span text:style-name="T115">Antiganglioside antibodies in neurological diseases. J of the Neurological Sciences 408 (2020) 116576. </text:span><text:a xlink:type="simple" xlink:href="https://doi.org/10.1016/j.jns.2019.116576" text:style-name="Internet_20_link" text:visited-style-name="Visited_20_Internet_20_Link"><text:span text:style-name="T113">https://doi.org/10.1016/j.jns.2019.116576</text:span></text:a></text:p>
      <text:p text:style-name="P34"/>
      <text:p text:style-name="P31"><text:span text:style-name="T113">- </text:span><text:span text:style-name="T116">Abboudh H et al. Autoimune encephalitis: proposed recommendations for symptomatic an long-term management. J Neurol Neurosurg Psychiatry. 31/1/2021. </text:span><text:a xlink:type="simple" xlink:href="http://dx.doi.org/10.1136/jnnp-2020-325302" text:style-name="Internet_20_link" text:visited-style-name="Visited_20_Internet_20_Link"><text:span text:style-name="T116">http://dx.doi.org/10.1136/jnnp-2020-325302</text:span></text:a></text:p>
      <text:p text:style-name="P34"/>
      <text:p text:style-name="P34">- <text:span text:style-name="T106">Pushpa Narayanaswami et al. International Consensus Guidance for Management of Myasthenia Gravis. Neurology 2021;96:114-122. doi:10.1212/WNL.0000000000011124</text:span></text:p>
      <text:p text:style-name="P34"/>
      <text:p text:style-name="P34">- <text:span text:style-name="T109">Francesc Graus et al. Updated Diagnostic Criteria for Paraneoplastic Neurologic Syndromes. Neurol Neuroimmunol Neuroinflamm 2021;8:e1014. Doi: 10.1212/NXI.0000000000001014</text:span></text:p>
      <text:p text:style-name="P34"/>
      <text:p text:style-name="P34">- <text:span text:style-name="T122">Albert Selva et al. Miopatías Inflamatorias. Dermatomiositis, polimiositis y miositis con cuerpos de inclusión. Remuatol Clon. 2008;4(5):197-206.</text:span></text:p>
      <text:p text:style-name="P34"/>
      <text:p text:style-name="P34">- <text:span text:style-name="T122">Lorena Martin-Aguilar et al. Antuanticuerpos en neuropatías inflamatorias inmunomediadas. Med Clin (Barc). 2019;153(9):360-367. </text:span><text:a xlink:type="simple" xlink:href="https://doi.org/10.1016/j.medicli.2019.06.007" text:style-name="Internet_20_link" text:visited-style-name="Visited_20_Internet_20_Link"><text:span text:style-name="T122">https://doi.org/10.1016/j.medicli.2019.06.007</text:span></text:a></text:p>
      <text:p text:style-name="P34"/>
      <text:p text:style-name="P34">- <text:span text:style-name="T124">Laboratorio de Neurología Experimental Hospital de Sant Pau de Barcelona. Dra I. Illa. Servicio de Neurología del Hospital Clínic i Provincial de Barcelona. Dr Francesc Graus. Catálogo de Anticuerpos estudiados. Documento sin fecha.</text:span></text:p>
      <text:p text:style-name="P34"/>
      <text:p text:style-name="P34">- Íñ<text:span text:style-name="T125">igo Rojas-Marcos. </text:span>¿<text:span text:style-name="T125">Cuando sospechar y qué pruebas realizar en los Sd Neurológicos paraneoplásicos?. JANO 10-16 Octubre 2008 N.º 1710.</text:span></text:p>
      <text:p text:style-name="P34"/>
      <text:p text:style-name="P34">- <text:span text:style-name="T126">Tatiana Mendez-Rayo et al. Interpretación de los autoanticuerpos en enfermedades reumatológicas. Rev Colomb Reumatol. 2018;25(2):112-125.</text:span></text:p>
      <text:p text:style-name="P34"/>
      <text:p text:style-name="P34">- <text:span text:style-name="T126">Christian G. Bien. Management of autoimune encephalitis. Curr Opin Neurol 2021, 34:166-171. DOI: 10.1097/WCO.000000000000090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799in" fo:margin-bottom="0.4799in" fo:margin-left="0.4339in" fo:margin-right="0.394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6T10:08:33.452282000</meta:creation-date>
    <dc:date>2021-05-28T12:43:26.962241000</dc:date>
    <meta:editing-duration>PT3H18M49S</meta:editing-duration>
    <meta:editing-cycles>34</meta:editing-cycles>
    <meta:generator>LibreOffice/4.4.3.2$MacOSX_X86_64 LibreOffice_project/88805f81e9fe61362df02b9941de8e38a9b5fd16</meta:generator>
    <meta:document-statistic meta:table-count="1" meta:image-count="0" meta:object-count="0" meta:page-count="3" meta:paragraph-count="188" meta:word-count="1257" meta:character-count="7561" meta:non-whitespace-character-count="6454"/>
  </office:meta>
</office:document-meta>
</file>